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ópia_20_de_20_fina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vo</text:p>
          </table:table-cell>
          <table:covered-table-cell table:number-columns-repeated="3" table:style-name="ce4"/>
          <table:covered-table-cell table:style-name="ce5"/>
          <table:table-cell table:style-name="ce3" office:value-type="string" calcext:value-type="string" table:number-columns-spanned="5" table:number-rows-spanned="1">
            <text:p>Palus</text:p>
          </table:table-cell>
          <table:covered-table-cell table:number-columns-repeated="3" table:style-name="ce4"/>
          <table:covered-table-cell table:style-name="ce5"/>
          <table:table-cell table:style-name="ce3" office:value-type="string" calcext:value-type="string" table:number-columns-spanned="5" table:number-rows-spanned="1">
            <text:p>JTExpert</text:p>
          </table:table-cell>
          <table:covered-table-cell table:number-columns-repeated="3" table:style-name="ce4"/>
          <table:covered-table-cell table:style-name="ce5"/>
          <table:table-cell table:style-name="ce3" office:value-type="string" calcext:value-type="string" table:number-columns-spanned="5" table:number-rows-spanned="1">
            <text:p>Randoop</text:p>
          </table:table-cell>
          <table:covered-table-cell table:number-columns-repeated="3" table:style-name="ce4"/>
          <table:covered-table-cell table:style-name="ce5"/>
          <table:table-cell table:style-name="ce3" office:value-type="string" calcext:value-type="string" table:number-columns-spanned="5" table:number-rows-spanned="1">
            <text:p>AllS</text:p>
          </table:table-cell>
          <table:covered-table-cell table:number-columns-repeated="3" table:style-name="ce4"/>
          <table:covered-table-cell table:style-name="ce5"/>
          <table:table-cell table:style-name="ce3" office:value-type="string" calcext:value-type="string" table:number-columns-spanned="5" table:number-rows-spanned="1">
            <text:p>All</text:p>
          </table:table-cell>
          <table:covered-table-cell table:number-columns-repeated="3" table:style-name="ce4"/>
          <table:covered-table-cell table:style-name="ce5"/>
        </table:table-row>
        <table:table-row table:style-name="ro2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float" office:value="3.3" calcext:value-type="float">
            <text:p>3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424" calcext:value-type="float">
            <text:p>424,0</text:p>
          </table:table-cell>
          <table:table-cell table:style-name="ce8" office:value-type="float" office:value="6" calcext:value-type="float">
            <text:p>6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8" calcext:value-type="float">
            <text:p>8,0</text:p>
          </table:table-cell>
          <table:table-cell table:style-name="ce8" office:value-type="float" office:value="2198.9" calcext:value-type="float">
            <text:p>219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98.9" calcext:value-type="float">
            <text:p>2198,9</text:p>
          </table:table-cell>
          <table:table-cell table:style-name="ce8" office:value-type="float" office:value="123.9" calcext:value-type="float">
            <text:p>123,9</text:p>
          </table:table-cell>
          <table:table-cell table:style-name="ce8" office:value-type="float" office:value="12.3" calcext:value-type="float">
            <text:p>12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.3" calcext:value-type="float">
            <text:p>12,3</text:p>
          </table:table-cell>
          <table:table-cell table:style-name="ce8" office:value-type="float" office:value="310.7" calcext:value-type="float">
            <text:p>310,7</text:p>
          </table:table-cell>
          <table:table-cell table:style-name="ce8" office:value-type="float" office:value="2211.2" calcext:value-type="float">
            <text:p>2211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211.2" calcext:value-type="float">
            <text:p>2211,2</text:p>
          </table:table-cell>
          <table:table-cell table:style-name="ce8" office:value-type="float" office:value="393.1" calcext:value-type="float">
            <text:p>393,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8" office:value-type="float" office:value="4" calcext:value-type="float">
            <text:p>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487.1" calcext:value-type="float">
            <text:p>487,1</text:p>
          </table:table-cell>
          <table:table-cell table:style-name="ce8" office:value-type="float" office:value="21.7" calcext:value-type="float">
            <text:p>21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.7" calcext:value-type="float">
            <text:p>21,7</text:p>
          </table:table-cell>
          <table:table-cell table:style-name="ce8" office:value-type="float" office:value="11.3" calcext:value-type="float">
            <text:p>11,3</text:p>
          </table:table-cell>
          <table:table-cell table:style-name="ce8" office:value-type="float" office:value="2.7" calcext:value-type="float">
            <text:p>2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1404.8" calcext:value-type="float">
            <text:p>1404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04.8" calcext:value-type="float">
            <text:p>1404,8</text:p>
          </table:table-cell>
          <table:table-cell table:style-name="ce8" office:value-type="float" office:value="100.2" calcext:value-type="float">
            <text:p>100,2</text:p>
          </table:table-cell>
          <table:table-cell table:style-name="ce8" office:value-type="float" office:value="28.4" calcext:value-type="float">
            <text:p>28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4" calcext:value-type="float">
            <text:p>28,4</text:p>
          </table:table-cell>
          <table:table-cell table:style-name="ce8" office:value-type="float" office:value="196.3" calcext:value-type="float">
            <text:p>196,3</text:p>
          </table:table-cell>
          <table:table-cell table:style-name="ce8" office:value-type="float" office:value="1433.2" calcext:value-type="float">
            <text:p>1433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33.2" calcext:value-type="float">
            <text:p>1433,2</text:p>
          </table:table-cell>
          <table:table-cell table:style-name="ce8" office:value-type="float" office:value="338.9" calcext:value-type="float">
            <text:p>338,9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8" office:value-type="float" office:value="4" calcext:value-type="float">
            <text:p>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371.3" calcext:value-type="float">
            <text:p>371,3</text:p>
          </table:table-cell>
          <table:table-cell table:style-name="ce8" office:value-type="float" office:value="28.8" calcext:value-type="float">
            <text:p>28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8" calcext:value-type="float">
            <text:p>28,8</text:p>
          </table:table-cell>
          <table:table-cell table:style-name="ce8" office:value-type="float" office:value="12.6" calcext:value-type="float">
            <text:p>12,6</text:p>
          </table:table-cell>
          <table:table-cell table:style-name="ce8" office:value-type="float" office:value="3.9" calcext:value-type="float">
            <text:p>3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1308.2" calcext:value-type="float">
            <text:p>130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08.2" calcext:value-type="float">
            <text:p>1308,2</text:p>
          </table:table-cell>
          <table:table-cell table:style-name="ce8" office:value-type="float" office:value="87.1" calcext:value-type="float">
            <text:p>87,1</text:p>
          </table:table-cell>
          <table:table-cell table:style-name="ce8" office:value-type="float" office:value="36.7" calcext:value-type="float">
            <text:p>36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6.7" calcext:value-type="float">
            <text:p>36,7</text:p>
          </table:table-cell>
          <table:table-cell table:style-name="ce8" office:value-type="float" office:value="204.2" calcext:value-type="float">
            <text:p>204,2</text:p>
          </table:table-cell>
          <table:table-cell table:style-name="ce8" office:value-type="float" office:value="1344.9" calcext:value-type="float">
            <text:p>1344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44.9" calcext:value-type="float">
            <text:p>1344,9</text:p>
          </table:table-cell>
          <table:table-cell table:style-name="ce8" office:value-type="float" office:value="314.1" calcext:value-type="float">
            <text:p>314,1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8" office:value-type="float" office:value="7.4" calcext:value-type="float">
            <text:p>7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.4" calcext:value-type="float">
            <text:p>7,4</text:p>
          </table:table-cell>
          <table:table-cell table:style-name="ce8" office:value-type="float" office:value="379.6" calcext:value-type="float">
            <text:p>379,6</text:p>
          </table:table-cell>
          <table:table-cell table:style-name="ce8" office:value-type="float" office:value="40" calcext:value-type="float">
            <text:p>4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0" calcext:value-type="float">
            <text:p>40,0</text:p>
          </table:table-cell>
          <table:table-cell table:style-name="ce8" office:value-type="float" office:value="16.1" calcext:value-type="float">
            <text:p>16,1</text:p>
          </table:table-cell>
          <table:table-cell table:style-name="ce8" office:value-type="float" office:value="8.2" calcext:value-type="float">
            <text:p>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9" calcext:value-type="float">
            <text:p>9,0</text:p>
          </table:table-cell>
          <table:table-cell table:style-name="ce8" office:value-type="float" office:value="1481.6" calcext:value-type="float">
            <text:p>1481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81.6" calcext:value-type="float">
            <text:p>1481,6</text:p>
          </table:table-cell>
          <table:table-cell table:style-name="ce8" office:value-type="float" office:value="97.3" calcext:value-type="float">
            <text:p>97,3</text:p>
          </table:table-cell>
          <table:table-cell table:style-name="ce8" office:value-type="float" office:value="55.6" calcext:value-type="float">
            <text:p>55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5.6" calcext:value-type="float">
            <text:p>55,6</text:p>
          </table:table-cell>
          <table:table-cell table:style-name="ce8" office:value-type="float" office:value="218.8" calcext:value-type="float">
            <text:p>218,8</text:p>
          </table:table-cell>
          <table:table-cell table:style-name="ce8" office:value-type="float" office:value="1537.2" calcext:value-type="float">
            <text:p>1537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37.2" calcext:value-type="float">
            <text:p>1537,2</text:p>
          </table:table-cell>
          <table:table-cell table:style-name="ce8" office:value-type="float" office:value="348.8" calcext:value-type="float">
            <text:p>348,8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384.7" calcext:value-type="float">
            <text:p>384,7</text:p>
          </table:table-cell>
          <table:table-cell table:style-name="ce8" office:value-type="float" office:value="29.8" calcext:value-type="float">
            <text:p>29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9.8" calcext:value-type="float">
            <text:p>29,8</text:p>
          </table:table-cell>
          <table:table-cell table:style-name="ce8" office:value-type="float" office:value="13.1" calcext:value-type="float">
            <text:p>13,1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8.1" calcext:value-type="float">
            <text:p>8,1</text:p>
          </table:table-cell>
          <table:table-cell table:style-name="ce8" office:value-type="float" office:value="1947.2" calcext:value-type="float">
            <text:p>1947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947.2" calcext:value-type="float">
            <text:p>1947,2</text:p>
          </table:table-cell>
          <table:table-cell table:style-name="ce8" office:value-type="float" office:value="111.3" calcext:value-type="float">
            <text:p>111,3</text:p>
          </table:table-cell>
          <table:table-cell table:style-name="ce8" office:value-type="float" office:value="35.2" calcext:value-type="float">
            <text:p>35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5.2" calcext:value-type="float">
            <text:p>35,2</text:p>
          </table:table-cell>
          <table:table-cell table:style-name="ce8" office:value-type="float" office:value="199.5" calcext:value-type="float">
            <text:p>199,5</text:p>
          </table:table-cell>
          <table:table-cell table:style-name="ce8" office:value-type="float" office:value="1982.4" calcext:value-type="float">
            <text:p>1982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982.4" calcext:value-type="float">
            <text:p>1982,4</text:p>
          </table:table-cell>
          <table:table-cell table:style-name="ce8" office:value-type="float" office:value="380.2" calcext:value-type="float">
            <text:p>380,2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380.8" calcext:value-type="float">
            <text:p>380,8</text:p>
          </table:table-cell>
          <table:table-cell table:style-name="ce8" office:value-type="float" office:value="24.8" calcext:value-type="float">
            <text:p>24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4.8" calcext:value-type="float">
            <text:p>24,8</text:p>
          </table:table-cell>
          <table:table-cell table:style-name="ce8" office:value-type="float" office:value="1034" calcext:value-type="float">
            <text:p>1034,0</text:p>
          </table:table-cell>
          <table:table-cell table:style-name="ce8" office:value-type="float" office:value="1.6" calcext:value-type="float">
            <text:p>1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float" office:value="8.1" calcext:value-type="float">
            <text:p>8,1</text:p>
          </table:table-cell>
          <table:table-cell table:style-name="ce8" office:value-type="float" office:value="34" calcext:value-type="float">
            <text:p>3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4" calcext:value-type="float">
            <text:p>34,0</text:p>
          </table:table-cell>
          <table:table-cell table:style-name="ce8" office:value-type="float" office:value="3238.9" calcext:value-type="float">
            <text:p>3238,9</text:p>
          </table:table-cell>
          <table:table-cell table:style-name="ce8" office:value-type="float" office:value="28.4" calcext:value-type="float">
            <text:p>28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4" calcext:value-type="float">
            <text:p>28,4</text:p>
          </table:table-cell>
          <table:table-cell table:style-name="ce8" office:value-type="float" office:value="7406.9" calcext:value-type="float">
            <text:p>7406,9</text:p>
          </table:table-cell>
          <table:table-cell table:style-name="ce8" office:value-type="float" office:value="62.4" calcext:value-type="float">
            <text:p>62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2.4" calcext:value-type="float">
            <text:p>62,4</text:p>
          </table:table-cell>
          <table:table-cell table:style-name="ce8" office:value-type="float" office:value="26809.8" calcext:value-type="float">
            <text:p>26809,8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387.1" calcext:value-type="float">
            <text:p>387,1</text:p>
          </table:table-cell>
          <table:table-cell table:style-name="ce8" office:value-type="float" office:value="28.5" calcext:value-type="float">
            <text:p>28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5" calcext:value-type="float">
            <text:p>28,5</text:p>
          </table:table-cell>
          <table:table-cell table:style-name="ce8" office:value-type="float" office:value="887.8" calcext:value-type="float">
            <text:p>887,8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34" calcext:value-type="float">
            <text:p>3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4" calcext:value-type="float">
            <text:p>34,0</text:p>
          </table:table-cell>
          <table:table-cell table:style-name="ce8" office:value-type="float" office:value="3209.5" calcext:value-type="float">
            <text:p>3209,5</text:p>
          </table:table-cell>
          <table:table-cell table:style-name="ce8" office:value-type="float" office:value="31.9" calcext:value-type="float">
            <text:p>31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.9" calcext:value-type="float">
            <text:p>31,9</text:p>
          </table:table-cell>
          <table:table-cell table:style-name="ce8" office:value-type="float" office:value="11938" calcext:value-type="float">
            <text:p>11938,0</text:p>
          </table:table-cell>
          <table:table-cell table:style-name="ce8" office:value-type="float" office:value="65.9" calcext:value-type="float">
            <text:p>65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5.9" calcext:value-type="float">
            <text:p>65,9</text:p>
          </table:table-cell>
          <table:table-cell table:style-name="ce8" office:value-type="float" office:value="33925" calcext:value-type="float">
            <text:p>33925,0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428.8" calcext:value-type="float">
            <text:p>428,8</text:p>
          </table:table-cell>
          <table:table-cell table:style-name="ce8" office:value-type="float" office:value="29.5" calcext:value-type="float">
            <text:p>29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9.5" calcext:value-type="float">
            <text:p>29,5</text:p>
          </table:table-cell>
          <table:table-cell table:style-name="ce8" office:value-type="float" office:value="15.1" calcext:value-type="float">
            <text:p>15,1</text:p>
          </table:table-cell>
          <table:table-cell table:style-name="ce8" office:value-type="float" office:value="4.7" calcext:value-type="float">
            <text:p>4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9" calcext:value-type="float">
            <text:p>9,0</text:p>
          </table:table-cell>
          <table:table-cell table:style-name="ce8" office:value-type="float" office:value="2127.5" calcext:value-type="float">
            <text:p>2127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27.5" calcext:value-type="float">
            <text:p>2127,5</text:p>
          </table:table-cell>
          <table:table-cell table:style-name="ce8" office:value-type="float" office:value="131.6" calcext:value-type="float">
            <text:p>131,6</text:p>
          </table:table-cell>
          <table:table-cell table:style-name="ce8" office:value-type="float" office:value="37.2" calcext:value-type="float">
            <text:p>37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7.2" calcext:value-type="float">
            <text:p>37,2</text:p>
          </table:table-cell>
          <table:table-cell table:style-name="ce8" office:value-type="float" office:value="204.8" calcext:value-type="float">
            <text:p>204,8</text:p>
          </table:table-cell>
          <table:table-cell table:style-name="ce8" office:value-type="float" office:value="2164.7" calcext:value-type="float">
            <text:p>2164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64.7" calcext:value-type="float">
            <text:p>2164,7</text:p>
          </table:table-cell>
          <table:table-cell table:style-name="ce8" office:value-type="float" office:value="422.7" calcext:value-type="float">
            <text:p>422,7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8" office:value-type="float" office:value="2.1" calcext:value-type="float">
            <text:p>2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385.7" calcext:value-type="float">
            <text:p>385,7</text:p>
          </table:table-cell>
          <table:table-cell table:style-name="ce8" office:value-type="float" office:value="16.8" calcext:value-type="float">
            <text:p>16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6.8" calcext:value-type="float">
            <text:p>16,8</text:p>
          </table:table-cell>
          <table:table-cell table:style-name="ce8" office:value-type="float" office:value="18.6" calcext:value-type="float">
            <text:p>18,6</text:p>
          </table:table-cell>
          <table:table-cell table:style-name="ce8" office:value-type="float" office:value="2.8" calcext:value-type="float">
            <text:p>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1846.3" calcext:value-type="float">
            <text:p>1846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846.3" calcext:value-type="float">
            <text:p>1846,3</text:p>
          </table:table-cell>
          <table:table-cell table:style-name="ce8" office:value-type="float" office:value="103.6" calcext:value-type="float">
            <text:p>103,6</text:p>
          </table:table-cell>
          <table:table-cell table:style-name="ce8" office:value-type="float" office:value="21.7" calcext:value-type="float">
            <text:p>21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.7" calcext:value-type="float">
            <text:p>21,7</text:p>
          </table:table-cell>
          <table:table-cell table:style-name="ce8" office:value-type="float" office:value="206.9" calcext:value-type="float">
            <text:p>206,9</text:p>
          </table:table-cell>
          <table:table-cell table:style-name="ce8" office:value-type="float" office:value="1868" calcext:value-type="float">
            <text:p>1868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868" calcext:value-type="float">
            <text:p>1868,0</text:p>
          </table:table-cell>
          <table:table-cell table:style-name="ce8" office:value-type="float" office:value="373.7" calcext:value-type="float">
            <text:p>373,7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443.6" calcext:value-type="float">
            <text:p>443,6</text:p>
          </table:table-cell>
          <table:table-cell table:style-name="ce8" office:value-type="float" office:value="28.9" calcext:value-type="float">
            <text:p>2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9" calcext:value-type="float">
            <text:p>28,9</text:p>
          </table:table-cell>
          <table:table-cell table:style-name="ce8" office:value-type="float" office:value="13.4" calcext:value-type="float">
            <text:p>13,4</text:p>
          </table:table-cell>
          <table:table-cell table:style-name="ce8" office:value-type="float" office:value="3.2" calcext:value-type="float">
            <text:p>3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8.6" calcext:value-type="float">
            <text:p>8,6</text:p>
          </table:table-cell>
          <table:table-cell table:style-name="ce8" office:value-type="float" office:value="1902.7" calcext:value-type="float">
            <text:p>1902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902.7" calcext:value-type="float">
            <text:p>1902,7</text:p>
          </table:table-cell>
          <table:table-cell table:style-name="ce8" office:value-type="float" office:value="131.6" calcext:value-type="float">
            <text:p>131,6</text:p>
          </table:table-cell>
          <table:table-cell table:style-name="ce8" office:value-type="float" office:value="34.1" calcext:value-type="float">
            <text:p>34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4.1" calcext:value-type="float">
            <text:p>34,1</text:p>
          </table:table-cell>
          <table:table-cell table:style-name="ce8" office:value-type="float" office:value="202" calcext:value-type="float">
            <text:p>202,0</text:p>
          </table:table-cell>
          <table:table-cell table:style-name="ce8" office:value-type="float" office:value="1936.8" calcext:value-type="float">
            <text:p>1936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936.8" calcext:value-type="float">
            <text:p>1936,8</text:p>
          </table:table-cell>
          <table:table-cell table:style-name="ce8" office:value-type="float" office:value="394.6" calcext:value-type="float">
            <text:p>394,6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8" office:value-type="float" office:value="4.4" calcext:value-type="float">
            <text:p>4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.4" calcext:value-type="float">
            <text:p>4,4</text:p>
          </table:table-cell>
          <table:table-cell table:style-name="ce8" office:value-type="float" office:value="358.5" calcext:value-type="float">
            <text:p>358,5</text:p>
          </table:table-cell>
          <table:table-cell table:style-name="ce8" office:value-type="float" office:value="59.9" calcext:value-type="float">
            <text:p>59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9.9" calcext:value-type="float">
            <text:p>59,9</text:p>
          </table:table-cell>
          <table:table-cell table:style-name="ce8" office:value-type="float" office:value="24.5" calcext:value-type="float">
            <text:p>24,5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34.8" calcext:value-type="float">
            <text:p>34,8</text:p>
          </table:table-cell>
          <table:table-cell table:style-name="ce8" office:value-type="float" office:value="853.5" calcext:value-type="float">
            <text:p>853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53.5" calcext:value-type="float">
            <text:p>853,5</text:p>
          </table:table-cell>
          <table:table-cell table:style-name="ce8" office:value-type="float" office:value="74.5" calcext:value-type="float">
            <text:p>74,5</text:p>
          </table:table-cell>
          <table:table-cell table:style-name="ce8" office:value-type="float" office:value="67.2" calcext:value-type="float">
            <text:p>67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67.4" calcext:value-type="float">
            <text:p>67,4</text:p>
          </table:table-cell>
          <table:table-cell table:style-name="ce8" office:value-type="float" office:value="223.1" calcext:value-type="float">
            <text:p>223,1</text:p>
          </table:table-cell>
          <table:table-cell table:style-name="ce8" office:value-type="float" office:value="920.7" calcext:value-type="float">
            <text:p>920,7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920.9" calcext:value-type="float">
            <text:p>920,9</text:p>
          </table:table-cell>
          <table:table-cell table:style-name="ce8" office:value-type="float" office:value="294.7" calcext:value-type="float">
            <text:p>294,7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385.8" calcext:value-type="float">
            <text:p>385,8</text:p>
          </table:table-cell>
          <table:table-cell table:style-name="ce8" office:value-type="float" office:value="68.2" calcext:value-type="float">
            <text:p>6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8.2" calcext:value-type="float">
            <text:p>68,2</text:p>
          </table:table-cell>
          <table:table-cell table:style-name="ce8" office:value-type="float" office:value="24.4" calcext:value-type="float">
            <text:p>24,4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668.4" calcext:value-type="float">
            <text:p>668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68.4" calcext:value-type="float">
            <text:p>668,4</text:p>
          </table:table-cell>
          <table:table-cell table:style-name="ce8" office:value-type="float" office:value="76.8" calcext:value-type="float">
            <text:p>76,8</text:p>
          </table:table-cell>
          <table:table-cell table:style-name="ce8" office:value-type="float" office:value="73.9" calcext:value-type="float">
            <text:p>73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74" calcext:value-type="float">
            <text:p>74,0</text:p>
          </table:table-cell>
          <table:table-cell table:style-name="ce8" office:value-type="float" office:value="215.7" calcext:value-type="float">
            <text:p>215,7</text:p>
          </table:table-cell>
          <table:table-cell table:style-name="ce8" office:value-type="float" office:value="742.3" calcext:value-type="float">
            <text:p>742,3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742.4" calcext:value-type="float">
            <text:p>742,4</text:p>
          </table:table-cell>
          <table:table-cell table:style-name="ce8" office:value-type="float" office:value="289.1" calcext:value-type="float">
            <text:p>289,1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8" office:value-type="float" office:value="3.9" calcext:value-type="float">
            <text:p>3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369.4" calcext:value-type="float">
            <text:p>369,4</text:p>
          </table:table-cell>
          <table:table-cell table:style-name="ce8" office:value-type="float" office:value="77.1" calcext:value-type="float">
            <text:p>77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7.1" calcext:value-type="float">
            <text:p>77,1</text:p>
          </table:table-cell>
          <table:table-cell table:style-name="ce8" office:value-type="float" office:value="24.6" calcext:value-type="float">
            <text:p>24,6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74.6" calcext:value-type="float">
            <text:p>74,6</text:p>
          </table:table-cell>
          <table:table-cell table:style-name="ce8" office:value-type="float" office:value="768.1" calcext:value-type="float">
            <text:p>768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68.1" calcext:value-type="float">
            <text:p>768,1</text:p>
          </table:table-cell>
          <table:table-cell table:style-name="ce8" office:value-type="float" office:value="78" calcext:value-type="float">
            <text:p>78,0</text:p>
          </table:table-cell>
          <table:table-cell table:style-name="ce8" office:value-type="float" office:value="85" calcext:value-type="float">
            <text:p>85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85.1" calcext:value-type="float">
            <text:p>85,1</text:p>
          </table:table-cell>
          <table:table-cell table:style-name="ce8" office:value-type="float" office:value="223.5" calcext:value-type="float">
            <text:p>223,5</text:p>
          </table:table-cell>
          <table:table-cell table:style-name="ce8" office:value-type="float" office:value="853.1" calcext:value-type="float">
            <text:p>853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853.2" calcext:value-type="float">
            <text:p>853,2</text:p>
          </table:table-cell>
          <table:table-cell table:style-name="ce8" office:value-type="float" office:value="273.4" calcext:value-type="float">
            <text:p>273,4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397.3" calcext:value-type="float">
            <text:p>397,3</text:p>
          </table:table-cell>
          <table:table-cell table:style-name="ce8" office:value-type="float" office:value="72.9" calcext:value-type="float">
            <text:p>72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2.9" calcext:value-type="float">
            <text:p>72,9</text:p>
          </table:table-cell>
          <table:table-cell table:style-name="ce8" office:value-type="float" office:value="27.9" calcext:value-type="float">
            <text:p>27,9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float" office:value="28" calcext:value-type="float">
            <text:p>28,0</text:p>
          </table:table-cell>
          <table:table-cell table:style-name="ce8" office:value-type="float" office:value="677" calcext:value-type="float">
            <text:p>677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77" calcext:value-type="float">
            <text:p>677,0</text:p>
          </table:table-cell>
          <table:table-cell table:style-name="ce8" office:value-type="float" office:value="61.1" calcext:value-type="float">
            <text:p>61,1</text:p>
          </table:table-cell>
          <table:table-cell table:style-name="ce8" office:value-type="float" office:value="78.8" calcext:value-type="float">
            <text:p>78,8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79.4" calcext:value-type="float">
            <text:p>79,4</text:p>
          </table:table-cell>
          <table:table-cell table:style-name="ce8" office:value-type="float" office:value="221.1" calcext:value-type="float">
            <text:p>221,1</text:p>
          </table:table-cell>
          <table:table-cell table:style-name="ce8" office:value-type="float" office:value="755.8" calcext:value-type="float">
            <text:p>755,8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756.4" calcext:value-type="float">
            <text:p>756,4</text:p>
          </table:table-cell>
          <table:table-cell table:style-name="ce8" office:value-type="float" office:value="270.9" calcext:value-type="float">
            <text:p>270,9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54.2" calcext:value-type="float">
            <text:p>354,2</text:p>
          </table:table-cell>
          <table:table-cell table:style-name="ce8" office:value-type="float" office:value="67.3" calcext:value-type="float">
            <text:p>67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7.3" calcext:value-type="float">
            <text:p>67,3</text:p>
          </table:table-cell>
          <table:table-cell table:style-name="ce8" office:value-type="float" office:value="22.7" calcext:value-type="float">
            <text:p>22,7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3.6" calcext:value-type="float">
            <text:p>13,6</text:p>
          </table:table-cell>
          <table:table-cell table:style-name="ce8" office:value-type="float" office:value="374.6" calcext:value-type="float">
            <text:p>37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74.6" calcext:value-type="float">
            <text:p>374,6</text:p>
          </table:table-cell>
          <table:table-cell table:style-name="ce8" office:value-type="float" office:value="40.6" calcext:value-type="float">
            <text:p>40,6</text:p>
          </table:table-cell>
          <table:table-cell table:style-name="ce8" office:value-type="float" office:value="75.6" calcext:value-type="float">
            <text:p>75,6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76.1" calcext:value-type="float">
            <text:p>76,1</text:p>
          </table:table-cell>
          <table:table-cell table:style-name="ce8" office:value-type="float" office:value="220.6" calcext:value-type="float">
            <text:p>220,6</text:p>
          </table:table-cell>
          <table:table-cell table:style-name="ce8" office:value-type="float" office:value="450.2" calcext:value-type="float">
            <text:p>450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450.7" calcext:value-type="float">
            <text:p>450,7</text:p>
          </table:table-cell>
          <table:table-cell table:style-name="ce8" office:value-type="float" office:value="261.4" calcext:value-type="float">
            <text:p>261,4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369.2" calcext:value-type="float">
            <text:p>369,2</text:p>
          </table:table-cell>
          <table:table-cell table:style-name="ce8" office:value-type="float" office:value="78.6" calcext:value-type="float">
            <text:p>78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8.6" calcext:value-type="float">
            <text:p>78,6</text:p>
          </table:table-cell>
          <table:table-cell table:style-name="ce8" office:value-type="float" office:value="24.7" calcext:value-type="float">
            <text:p>24,7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382.6" calcext:value-type="float">
            <text:p>382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82.6" calcext:value-type="float">
            <text:p>382,6</text:p>
          </table:table-cell>
          <table:table-cell table:style-name="ce8" office:value-type="float" office:value="48.8" calcext:value-type="float">
            <text:p>48,8</text:p>
          </table:table-cell>
          <table:table-cell table:style-name="ce8" office:value-type="float" office:value="85.4" calcext:value-type="float">
            <text:p>85,4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85.7" calcext:value-type="float">
            <text:p>85,7</text:p>
          </table:table-cell>
          <table:table-cell table:style-name="ce8" office:value-type="float" office:value="222.9" calcext:value-type="float">
            <text:p>222,9</text:p>
          </table:table-cell>
          <table:table-cell table:style-name="ce8" office:value-type="float" office:value="468" calcext:value-type="float">
            <text:p>468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468.3" calcext:value-type="float">
            <text:p>468,3</text:p>
          </table:table-cell>
          <table:table-cell table:style-name="ce8" office:value-type="float" office:value="249.6" calcext:value-type="float">
            <text:p>249,6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8" office:value-type="float" office:value="11.9" calcext:value-type="float">
            <text:p>11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415.1" calcext:value-type="float">
            <text:p>415,1</text:p>
          </table:table-cell>
          <table:table-cell table:style-name="ce8" office:value-type="float" office:value="38" calcext:value-type="float">
            <text:p>38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8" calcext:value-type="float">
            <text:p>38,0</text:p>
          </table:table-cell>
          <table:table-cell table:style-name="ce8" office:value-type="float" office:value="18.3" calcext:value-type="float">
            <text:p>18,3</text:p>
          </table:table-cell>
          <table:table-cell table:style-name="ce8" office:value-type="float" office:value="16.1" calcext:value-type="float">
            <text:p>16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6.1" calcext:value-type="float">
            <text:p>16,1</text:p>
          </table:table-cell>
          <table:table-cell table:style-name="ce8" office:value-type="float" office:value="13" calcext:value-type="float">
            <text:p>13,0</text:p>
          </table:table-cell>
          <table:table-cell table:style-name="ce8" office:value-type="float" office:value="2379.1" calcext:value-type="float">
            <text:p>2379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379.1" calcext:value-type="float">
            <text:p>2379,1</text:p>
          </table:table-cell>
          <table:table-cell table:style-name="ce8" office:value-type="float" office:value="140.3" calcext:value-type="float">
            <text:p>140,3</text:p>
          </table:table-cell>
          <table:table-cell table:style-name="ce8" office:value-type="float" office:value="66" calcext:value-type="float">
            <text:p>66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6" calcext:value-type="float">
            <text:p>66,0</text:p>
          </table:table-cell>
          <table:table-cell table:style-name="ce8" office:value-type="float" office:value="248.4" calcext:value-type="float">
            <text:p>248,4</text:p>
          </table:table-cell>
          <table:table-cell table:style-name="ce8" office:value-type="float" office:value="2445.1" calcext:value-type="float">
            <text:p>2445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445.1" calcext:value-type="float">
            <text:p>2445,1</text:p>
          </table:table-cell>
          <table:table-cell table:style-name="ce8" office:value-type="float" office:value="455.1" calcext:value-type="float">
            <text:p>455,1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0.1" calcext:value-type="float">
            <text:p>1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451.9" calcext:value-type="float">
            <text:p>451,9</text:p>
          </table:table-cell>
          <table:table-cell table:style-name="ce8" office:value-type="float" office:value="136.6" calcext:value-type="float">
            <text:p>136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6.6" calcext:value-type="float">
            <text:p>136,6</text:p>
          </table:table-cell>
          <table:table-cell table:style-name="ce8" office:value-type="float" office:value="29.7" calcext:value-type="float">
            <text:p>29,7</text:p>
          </table:table-cell>
          <table:table-cell table:style-name="ce8" office:value-type="float" office:value="10.3" calcext:value-type="float">
            <text:p>1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14.7" calcext:value-type="float">
            <text:p>14,7</text:p>
          </table:table-cell>
          <table:table-cell table:style-name="ce8" office:value-type="float" office:value="564.7" calcext:value-type="float">
            <text:p>564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64.7" calcext:value-type="float">
            <text:p>564,7</text:p>
          </table:table-cell>
          <table:table-cell table:style-name="ce8" office:value-type="float" office:value="52" calcext:value-type="float">
            <text:p>52,0</text:p>
          </table:table-cell>
          <table:table-cell table:style-name="ce8" office:value-type="float" office:value="157" calcext:value-type="float">
            <text:p>157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57.4" calcext:value-type="float">
            <text:p>157,4</text:p>
          </table:table-cell>
          <table:table-cell table:style-name="ce8" office:value-type="float" office:value="244" calcext:value-type="float">
            <text:p>244,0</text:p>
          </table:table-cell>
          <table:table-cell table:style-name="ce8" office:value-type="float" office:value="721.7" calcext:value-type="float">
            <text:p>721,7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722.1" calcext:value-type="float">
            <text:p>722,1</text:p>
          </table:table-cell>
          <table:table-cell table:style-name="ce8" office:value-type="float" office:value="276.8" calcext:value-type="float">
            <text:p>276,8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1.8" calcext:value-type="float">
            <text:p>11,8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418.5" calcext:value-type="float">
            <text:p>418,5</text:p>
          </table:table-cell>
          <table:table-cell table:style-name="ce8" office:value-type="float" office:value="95.5" calcext:value-type="float">
            <text:p>95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95.5" calcext:value-type="float">
            <text:p>95,5</text:p>
          </table:table-cell>
          <table:table-cell table:style-name="ce8" office:value-type="float" office:value="26.3" calcext:value-type="float">
            <text:p>26,3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3" calcext:value-type="float">
            <text:p>13,0</text:p>
          </table:table-cell>
          <table:table-cell table:style-name="ce8" office:value-type="float" office:value="20.6" calcext:value-type="float">
            <text:p>20,6</text:p>
          </table:table-cell>
          <table:table-cell table:style-name="ce8" office:value-type="float" office:value="370.9" calcext:value-type="float">
            <text:p>370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70.9" calcext:value-type="float">
            <text:p>370,9</text:p>
          </table:table-cell>
          <table:table-cell table:style-name="ce8" office:value-type="float" office:value="35.5" calcext:value-type="float">
            <text:p>35,5</text:p>
          </table:table-cell>
          <table:table-cell table:style-name="ce8" office:value-type="float" office:value="120.2" calcext:value-type="float">
            <text:p>120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20.4" calcext:value-type="float">
            <text:p>120,4</text:p>
          </table:table-cell>
          <table:table-cell table:style-name="ce8" office:value-type="float" office:value="243.5" calcext:value-type="float">
            <text:p>243,5</text:p>
          </table:table-cell>
          <table:table-cell table:style-name="ce8" office:value-type="float" office:value="491.1" calcext:value-type="float">
            <text:p>491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491.3" calcext:value-type="float">
            <text:p>491,3</text:p>
          </table:table-cell>
          <table:table-cell table:style-name="ce8" office:value-type="float" office:value="257.1" calcext:value-type="float">
            <text:p>257,1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8" office:value-type="float" office:value="5.4" calcext:value-type="float">
            <text:p>5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397.2" calcext:value-type="float">
            <text:p>397,2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7.4" calcext:value-type="float">
            <text:p>7,4</text:p>
          </table:table-cell>
          <table:table-cell table:style-name="ce8" office:value-type="float" office:value="2.6" calcext:value-type="float">
            <text:p>2,6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14.9" calcext:value-type="float">
            <text:p>14,9</text:p>
          </table:table-cell>
          <table:table-cell table:style-name="ce8" office:value-type="float" office:value="573.2" calcext:value-type="float">
            <text:p>573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73.2" calcext:value-type="float">
            <text:p>573,2</text:p>
          </table:table-cell>
          <table:table-cell table:style-name="ce8" office:value-type="float" office:value="41.4" calcext:value-type="float">
            <text:p>41,4</text:p>
          </table:table-cell>
          <table:table-cell table:style-name="ce8" office:value-type="float" office:value="9" calcext:value-type="float">
            <text:p>9,0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210.9" calcext:value-type="float">
            <text:p>210,9</text:p>
          </table:table-cell>
          <table:table-cell table:style-name="ce8" office:value-type="float" office:value="582.2" calcext:value-type="float">
            <text:p>582,2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582.4" calcext:value-type="float">
            <text:p>582,4</text:p>
          </table:table-cell>
          <table:table-cell table:style-name="ce8" office:value-type="float" office:value="250.5" calcext:value-type="float">
            <text:p>250,5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8" office:value-type="float" office:value="11.1" calcext:value-type="float">
            <text:p>11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409.1" calcext:value-type="float">
            <text:p>409,1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2.3" calcext:value-type="float">
            <text:p>12,3</text:p>
          </table:table-cell>
          <table:table-cell table:style-name="ce8" office:value-type="float" office:value="15.2" calcext:value-type="float">
            <text:p>15,2</text:p>
          </table:table-cell>
          <table:table-cell table:style-name="ce8" office:value-type="float" office:value="1565.7" calcext:value-type="float">
            <text:p>1565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65.7" calcext:value-type="float">
            <text:p>1565,7</text:p>
          </table:table-cell>
          <table:table-cell table:style-name="ce8" office:value-type="float" office:value="122.2" calcext:value-type="float">
            <text:p>122,2</text:p>
          </table:table-cell>
          <table:table-cell table:style-name="ce8" office:value-type="float" office:value="24.7" calcext:value-type="float">
            <text:p>24,7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26.6" calcext:value-type="float">
            <text:p>26,6</text:p>
          </table:table-cell>
          <table:table-cell table:style-name="ce8" office:value-type="float" office:value="224.2" calcext:value-type="float">
            <text:p>224,2</text:p>
          </table:table-cell>
          <table:table-cell table:style-name="ce8" office:value-type="float" office:value="1590.4" calcext:value-type="float">
            <text:p>1590,4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1592.3" calcext:value-type="float">
            <text:p>1592,3</text:p>
          </table:table-cell>
          <table:table-cell table:style-name="ce8" office:value-type="float" office:value="452.5" calcext:value-type="float">
            <text:p>452,5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514.2" calcext:value-type="float">
            <text:p>514,2</text:p>
          </table:table-cell>
          <table:table-cell table:style-name="ce8" office:value-type="float" office:value="96.4" calcext:value-type="float">
            <text:p>96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96.4" calcext:value-type="float">
            <text:p>96,4</text:p>
          </table:table-cell>
          <table:table-cell table:style-name="ce8" office:value-type="float" office:value="31.1" calcext:value-type="float">
            <text:p>31,1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36.1" calcext:value-type="float">
            <text:p>36,1</text:p>
          </table:table-cell>
          <table:table-cell table:style-name="ce8" office:value-type="float" office:value="562.9" calcext:value-type="float">
            <text:p>562,9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76.3" calcext:value-type="float">
            <text:p>576,3</text:p>
          </table:table-cell>
          <table:table-cell table:style-name="ce8" office:value-type="float" office:value="75.2" calcext:value-type="float">
            <text:p>75,2</text:p>
          </table:table-cell>
          <table:table-cell table:style-name="ce8" office:value-type="float" office:value="106.8" calcext:value-type="float">
            <text:p>106,8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08.4" calcext:value-type="float">
            <text:p>108,4</text:p>
          </table:table-cell>
          <table:table-cell table:style-name="ce8" office:value-type="float" office:value="245.2" calcext:value-type="float">
            <text:p>245,2</text:p>
          </table:table-cell>
          <table:table-cell table:style-name="ce8" office:value-type="float" office:value="670" calcext:value-type="float">
            <text:p>670,0</text:p>
          </table:table-cell>
          <table:table-cell table:style-name="ce8" office:value-type="float" office:value="13.1" calcext:value-type="float">
            <text:p>13,1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float" office:value="684.7" calcext:value-type="float">
            <text:p>684,7</text:p>
          </table:table-cell>
          <table:table-cell table:style-name="ce8" office:value-type="float" office:value="311.1" calcext:value-type="float">
            <text:p>311,1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469.1" calcext:value-type="float">
            <text:p>469,1</text:p>
          </table:table-cell>
          <table:table-cell table:style-name="ce8" office:value-type="float" office:value="83.3" calcext:value-type="float">
            <text:p>83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3.3" calcext:value-type="float">
            <text:p>83,3</text:p>
          </table:table-cell>
          <table:table-cell table:style-name="ce8" office:value-type="float" office:value="28.9" calcext:value-type="float">
            <text:p>28,9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21.5" calcext:value-type="float">
            <text:p>21,5</text:p>
          </table:table-cell>
          <table:table-cell table:style-name="ce8" office:value-type="float" office:value="378.2" calcext:value-type="float">
            <text:p>378,2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380.2" calcext:value-type="float">
            <text:p>380,2</text:p>
          </table:table-cell>
          <table:table-cell table:style-name="ce8" office:value-type="float" office:value="57.7" calcext:value-type="float">
            <text:p>57,7</text:p>
          </table:table-cell>
          <table:table-cell table:style-name="ce8" office:value-type="float" office:value="100.8" calcext:value-type="float">
            <text:p>100,8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101.5" calcext:value-type="float">
            <text:p>101,5</text:p>
          </table:table-cell>
          <table:table-cell table:style-name="ce8" office:value-type="float" office:value="240.5" calcext:value-type="float">
            <text:p>240,5</text:p>
          </table:table-cell>
          <table:table-cell table:style-name="ce8" office:value-type="float" office:value="478.7" calcext:value-type="float">
            <text:p>478,7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481.7" calcext:value-type="float">
            <text:p>481,7</text:p>
          </table:table-cell>
          <table:table-cell table:style-name="ce8" office:value-type="float" office:value="278.3" calcext:value-type="float">
            <text:p>278,3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409.4" calcext:value-type="float">
            <text:p>409,4</text:p>
          </table:table-cell>
          <table:table-cell table:style-name="ce8" office:value-type="float" office:value="35.5" calcext:value-type="float">
            <text:p>35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5.5" calcext:value-type="float">
            <text:p>35,5</text:p>
          </table:table-cell>
          <table:table-cell table:style-name="ce8" office:value-type="float" office:value="84.1" calcext:value-type="float">
            <text:p>84,1</text:p>
          </table:table-cell>
          <table:table-cell table:style-name="ce8" office:value-type="float" office:value="8.4" calcext:value-type="float">
            <text:p>8,4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8.6" calcext:value-type="float">
            <text:p>8,6</text:p>
          </table:table-cell>
          <table:table-cell table:style-name="ce8" office:value-type="float" office:value="64.4" calcext:value-type="float">
            <text:p>64,4</text:p>
          </table:table-cell>
          <table:table-cell table:style-name="ce8" office:value-type="float" office:value="406.4" calcext:value-type="float">
            <text:p>406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06.4" calcext:value-type="float">
            <text:p>406,4</text:p>
          </table:table-cell>
          <table:table-cell table:style-name="ce8" office:value-type="float" office:value="785.5" calcext:value-type="float">
            <text:p>785,5</text:p>
          </table:table-cell>
          <table:table-cell table:style-name="ce8" office:value-type="float" office:value="44.9" calcext:value-type="float">
            <text:p>44,9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45.1" calcext:value-type="float">
            <text:p>45,1</text:p>
          </table:table-cell>
          <table:table-cell table:style-name="ce8" office:value-type="float" office:value="383.9" calcext:value-type="float">
            <text:p>383,9</text:p>
          </table:table-cell>
          <table:table-cell table:style-name="ce8" office:value-type="float" office:value="451.3" calcext:value-type="float">
            <text:p>451,3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451.5" calcext:value-type="float">
            <text:p>451,5</text:p>
          </table:table-cell>
          <table:table-cell table:style-name="ce8" office:value-type="float" office:value="1315.5" calcext:value-type="float">
            <text:p>1315,5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8" office:value-type="float" office:value="8.8" calcext:value-type="float">
            <text:p>8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558.9" calcext:value-type="float">
            <text:p>558,9</text:p>
          </table:table-cell>
          <table:table-cell table:style-name="ce8" office:value-type="float" office:value="83.5" calcext:value-type="float">
            <text:p>83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3.5" calcext:value-type="float">
            <text:p>83,5</text:p>
          </table:table-cell>
          <table:table-cell table:style-name="ce8" office:value-type="float" office:value="43.4" calcext:value-type="float">
            <text:p>43,4</text:p>
          </table:table-cell>
          <table:table-cell table:style-name="ce8" office:value-type="float" office:value="14.9" calcext:value-type="float">
            <text:p>14,9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23" calcext:value-type="float">
            <text:p>23,0</text:p>
          </table:table-cell>
          <table:table-cell table:style-name="ce8" office:value-type="float" office:value="1196.5" calcext:value-type="float">
            <text:p>1196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96.5" calcext:value-type="float">
            <text:p>1196,5</text:p>
          </table:table-cell>
          <table:table-cell table:style-name="ce8" office:value-type="float" office:value="178.5" calcext:value-type="float">
            <text:p>178,5</text:p>
          </table:table-cell>
          <table:table-cell table:style-name="ce8" office:value-type="float" office:value="107.2" calcext:value-type="float">
            <text:p>107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07.3" calcext:value-type="float">
            <text:p>107,3</text:p>
          </table:table-cell>
          <table:table-cell table:style-name="ce8" office:value-type="float" office:value="275.4" calcext:value-type="float">
            <text:p>275,4</text:p>
          </table:table-cell>
          <table:table-cell table:style-name="ce8" office:value-type="float" office:value="1303.7" calcext:value-type="float">
            <text:p>1303,7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303.8" calcext:value-type="float">
            <text:p>1303,8</text:p>
          </table:table-cell>
          <table:table-cell table:style-name="ce8" office:value-type="float" office:value="502.3" calcext:value-type="float">
            <text:p>502,3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0.2" calcext:value-type="float">
            <text:p>10,2</text:p>
          </table:table-cell>
          <table:table-cell table:style-name="ce8" office:value-type="float" office:value="559.1" calcext:value-type="float">
            <text:p>559,1</text:p>
          </table:table-cell>
          <table:table-cell table:style-name="ce8" office:value-type="float" office:value="79.7" calcext:value-type="float">
            <text:p>79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9.7" calcext:value-type="float">
            <text:p>79,7</text:p>
          </table:table-cell>
          <table:table-cell table:style-name="ce8" office:value-type="float" office:value="67.2" calcext:value-type="float">
            <text:p>67,2</text:p>
          </table:table-cell>
          <table:table-cell table:style-name="ce8" office:value-type="float" office:value="13.2" calcext:value-type="float">
            <text:p>13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3.4" calcext:value-type="float">
            <text:p>13,4</text:p>
          </table:table-cell>
          <table:table-cell table:style-name="ce8" office:value-type="float" office:value="27.2" calcext:value-type="float">
            <text:p>27,2</text:p>
          </table:table-cell>
          <table:table-cell table:style-name="ce8" office:value-type="float" office:value="369.9" calcext:value-type="float">
            <text:p>369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69.9" calcext:value-type="float">
            <text:p>369,9</text:p>
          </table:table-cell>
          <table:table-cell table:style-name="ce8" office:value-type="float" office:value="87.5" calcext:value-type="float">
            <text:p>87,5</text:p>
          </table:table-cell>
          <table:table-cell table:style-name="ce8" office:value-type="float" office:value="102.3" calcext:value-type="float">
            <text:p>102,3</text:p>
          </table:table-cell>
          <table:table-cell table:style-name="ce8" office:value-type="float" office:value="0.7" calcext:value-type="float">
            <text:p>0,7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03.3" calcext:value-type="float">
            <text:p>103,3</text:p>
          </table:table-cell>
          <table:table-cell table:style-name="ce8" office:value-type="float" office:value="679.7" calcext:value-type="float">
            <text:p>679,7</text:p>
          </table:table-cell>
          <table:table-cell table:style-name="ce8" office:value-type="float" office:value="472.2" calcext:value-type="float">
            <text:p>472,2</text:p>
          </table:table-cell>
          <table:table-cell table:style-name="ce8" office:value-type="float" office:value="0.7" calcext:value-type="float">
            <text:p>0,7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473.2" calcext:value-type="float">
            <text:p>473,2</text:p>
          </table:table-cell>
          <table:table-cell table:style-name="ce8" office:value-type="float" office:value="707.3" calcext:value-type="float">
            <text:p>707,3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8" office:value-type="float" office:value="8.9" calcext:value-type="float">
            <text:p>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540.7" calcext:value-type="float">
            <text:p>540,7</text:p>
          </table:table-cell>
          <table:table-cell table:style-name="ce8" office:value-type="float" office:value="111.8" calcext:value-type="float">
            <text:p>111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1.8" calcext:value-type="float">
            <text:p>111,8</text:p>
          </table:table-cell>
          <table:table-cell table:style-name="ce8" office:value-type="float" office:value="73.3" calcext:value-type="float">
            <text:p>73,3</text:p>
          </table:table-cell>
          <table:table-cell table:style-name="ce8" office:value-type="float" office:value="13.9" calcext:value-type="float">
            <text:p>13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.9" calcext:value-type="float">
            <text:p>13,9</text:p>
          </table:table-cell>
          <table:table-cell table:style-name="ce8" office:value-type="float" office:value="42.2" calcext:value-type="float">
            <text:p>42,2</text:p>
          </table:table-cell>
          <table:table-cell table:style-name="ce8" office:value-type="float" office:value="1230" calcext:value-type="float">
            <text:p>123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30" calcext:value-type="float">
            <text:p>1230,0</text:p>
          </table:table-cell>
          <table:table-cell table:style-name="ce8" office:value-type="float" office:value="135.5" calcext:value-type="float">
            <text:p>135,5</text:p>
          </table:table-cell>
          <table:table-cell table:style-name="ce8" office:value-type="float" office:value="134.6" calcext:value-type="float">
            <text:p>13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4.6" calcext:value-type="float">
            <text:p>134,6</text:p>
          </table:table-cell>
          <table:table-cell table:style-name="ce8" office:value-type="float" office:value="405.2" calcext:value-type="float">
            <text:p>405,2</text:p>
          </table:table-cell>
          <table:table-cell table:style-name="ce8" office:value-type="float" office:value="1364.6" calcext:value-type="float">
            <text:p>136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64.6" calcext:value-type="float">
            <text:p>1364,6</text:p>
          </table:table-cell>
          <table:table-cell table:style-name="ce8" office:value-type="float" office:value="519.7" calcext:value-type="float">
            <text:p>519,7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8" office:value-type="float" office:value="8.9" calcext:value-type="float">
            <text:p>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612.8" calcext:value-type="float">
            <text:p>612,8</text:p>
          </table:table-cell>
          <table:table-cell table:style-name="ce8" office:value-type="float" office:value="121.3" calcext:value-type="float">
            <text:p>121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1.3" calcext:value-type="float">
            <text:p>121,3</text:p>
          </table:table-cell>
          <table:table-cell table:style-name="ce8" office:value-type="float" office:value="83.9" calcext:value-type="float">
            <text:p>83,9</text:p>
          </table:table-cell>
          <table:table-cell table:style-name="ce8" office:value-type="float" office:value="14" calcext:value-type="float">
            <text:p>14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4.2" calcext:value-type="float">
            <text:p>14,2</text:p>
          </table:table-cell>
          <table:table-cell table:style-name="ce8" office:value-type="float" office:value="45.3" calcext:value-type="float">
            <text:p>45,3</text:p>
          </table:table-cell>
          <table:table-cell table:style-name="ce8" office:value-type="float" office:value="1135.7" calcext:value-type="float">
            <text:p>1135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35.7" calcext:value-type="float">
            <text:p>1135,7</text:p>
          </table:table-cell>
          <table:table-cell table:style-name="ce8" office:value-type="float" office:value="124.4" calcext:value-type="float">
            <text:p>124,4</text:p>
          </table:table-cell>
          <table:table-cell table:style-name="ce8" office:value-type="float" office:value="144.2" calcext:value-type="float">
            <text:p>144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44.4" calcext:value-type="float">
            <text:p>144,4</text:p>
          </table:table-cell>
          <table:table-cell table:style-name="ce8" office:value-type="float" office:value="368.7" calcext:value-type="float">
            <text:p>368,7</text:p>
          </table:table-cell>
          <table:table-cell table:style-name="ce8" office:value-type="float" office:value="1279.9" calcext:value-type="float">
            <text:p>1279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280.1" calcext:value-type="float">
            <text:p>1280,1</text:p>
          </table:table-cell>
          <table:table-cell table:style-name="ce8" office:value-type="float" office:value="464.1" calcext:value-type="float">
            <text:p>464,1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8" office:value-type="float" office:value="8.9" calcext:value-type="float">
            <text:p>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571.7" calcext:value-type="float">
            <text:p>571,7</text:p>
          </table:table-cell>
          <table:table-cell table:style-name="ce8" office:value-type="float" office:value="128.2" calcext:value-type="float">
            <text:p>12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8.2" calcext:value-type="float">
            <text:p>128,2</text:p>
          </table:table-cell>
          <table:table-cell table:style-name="ce8" office:value-type="float" office:value="82.2" calcext:value-type="float">
            <text:p>82,2</text:p>
          </table:table-cell>
          <table:table-cell table:style-name="ce8" office:value-type="float" office:value="14" calcext:value-type="float">
            <text:p>1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" calcext:value-type="float">
            <text:p>14,0</text:p>
          </table:table-cell>
          <table:table-cell table:style-name="ce8" office:value-type="float" office:value="32.1" calcext:value-type="float">
            <text:p>32,1</text:p>
          </table:table-cell>
          <table:table-cell table:style-name="ce8" office:value-type="float" office:value="974.6" calcext:value-type="float">
            <text:p>97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974.6" calcext:value-type="float">
            <text:p>974,6</text:p>
          </table:table-cell>
          <table:table-cell table:style-name="ce8" office:value-type="float" office:value="108.6" calcext:value-type="float">
            <text:p>108,6</text:p>
          </table:table-cell>
          <table:table-cell table:style-name="ce8" office:value-type="float" office:value="151.1" calcext:value-type="float">
            <text:p>151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1.1" calcext:value-type="float">
            <text:p>151,1</text:p>
          </table:table-cell>
          <table:table-cell table:style-name="ce8" office:value-type="float" office:value="339.6" calcext:value-type="float">
            <text:p>339,6</text:p>
          </table:table-cell>
          <table:table-cell table:style-name="ce8" office:value-type="float" office:value="1125.7" calcext:value-type="float">
            <text:p>1125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25.7" calcext:value-type="float">
            <text:p>1125,7</text:p>
          </table:table-cell>
          <table:table-cell table:style-name="ce8" office:value-type="float" office:value="441.2" calcext:value-type="float">
            <text:p>441,2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8" office:value-type="float" office:value="4.1" calcext:value-type="float">
            <text:p>4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539.5" calcext:value-type="float">
            <text:p>539,5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float" office:value="2.8" calcext:value-type="float">
            <text:p>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12" calcext:value-type="float">
            <text:p>12,0</text:p>
          </table:table-cell>
          <table:table-cell table:style-name="ce8" office:value-type="float" office:value="60" calcext:value-type="float">
            <text:p>6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0" calcext:value-type="float">
            <text:p>60,0</text:p>
          </table:table-cell>
          <table:table-cell table:style-name="ce8" office:value-type="float" office:value="12.8" calcext:value-type="float">
            <text:p>12,8</text:p>
          </table:table-cell>
          <table:table-cell table:style-name="ce8" office:value-type="float" office:value="7.9" calcext:value-type="float">
            <text:p>7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258.6" calcext:value-type="float">
            <text:p>258,6</text:p>
          </table:table-cell>
          <table:table-cell table:style-name="ce8" office:value-type="float" office:value="67.9" calcext:value-type="float">
            <text:p>67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7.9" calcext:value-type="float">
            <text:p>67,9</text:p>
          </table:table-cell>
          <table:table-cell table:style-name="ce8" office:value-type="float" office:value="260.8" calcext:value-type="float">
            <text:p>260,8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8" office:value-type="float" office:value="11" calcext:value-type="float">
            <text:p>1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" calcext:value-type="float">
            <text:p>11,0</text:p>
          </table:table-cell>
          <table:table-cell table:style-name="ce8" office:value-type="float" office:value="505.1" calcext:value-type="float">
            <text:p>505,1</text:p>
          </table:table-cell>
          <table:table-cell table:style-name="ce8" office:value-type="float" office:value="313.4" calcext:value-type="float">
            <text:p>313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3.4" calcext:value-type="float">
            <text:p>313,4</text:p>
          </table:table-cell>
          <table:table-cell table:style-name="ce8" office:value-type="float" office:value="49.7" calcext:value-type="float">
            <text:p>49,7</text:p>
          </table:table-cell>
          <table:table-cell table:style-name="ce8" office:value-type="float" office:value="15.4" calcext:value-type="float">
            <text:p>15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.4" calcext:value-type="float">
            <text:p>15,4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float" office:value="3163" calcext:value-type="float">
            <text:p>316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63" calcext:value-type="float">
            <text:p>3163,0</text:p>
          </table:table-cell>
          <table:table-cell table:style-name="ce8" office:value-type="float" office:value="173.7" calcext:value-type="float">
            <text:p>173,7</text:p>
          </table:table-cell>
          <table:table-cell table:style-name="ce8" office:value-type="float" office:value="339.8" calcext:value-type="float">
            <text:p>339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39.8" calcext:value-type="float">
            <text:p>339,8</text:p>
          </table:table-cell>
          <table:table-cell table:style-name="ce8" office:value-type="float" office:value="279.8" calcext:value-type="float">
            <text:p>279,8</text:p>
          </table:table-cell>
          <table:table-cell table:style-name="ce8" office:value-type="float" office:value="3502.8" calcext:value-type="float">
            <text:p>350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502.8" calcext:value-type="float">
            <text:p>3502,8</text:p>
          </table:table-cell>
          <table:table-cell table:style-name="ce8" office:value-type="float" office:value="489.5" calcext:value-type="float">
            <text:p>489,5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8" office:value-type="float" office:value="3.6" calcext:value-type="float">
            <text:p>3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426.1" calcext:value-type="float">
            <text:p>426,1</text:p>
          </table:table-cell>
          <table:table-cell table:style-name="ce8" office:value-type="float" office:value="316.4" calcext:value-type="float">
            <text:p>316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6.4" calcext:value-type="float">
            <text:p>316,4</text:p>
          </table:table-cell>
          <table:table-cell table:style-name="ce8" office:value-type="float" office:value="38.5" calcext:value-type="float">
            <text:p>38,5</text:p>
          </table:table-cell>
          <table:table-cell table:style-name="ce8" office:value-type="float" office:value="3.7" calcext:value-type="float">
            <text:p>3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3283.7" calcext:value-type="float">
            <text:p>3283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283.7" calcext:value-type="float">
            <text:p>3283,7</text:p>
          </table:table-cell>
          <table:table-cell table:style-name="ce8" office:value-type="float" office:value="161" calcext:value-type="float">
            <text:p>161,0</text:p>
          </table:table-cell>
          <table:table-cell table:style-name="ce8" office:value-type="float" office:value="323.7" calcext:value-type="float">
            <text:p>323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23.7" calcext:value-type="float">
            <text:p>323,7</text:p>
          </table:table-cell>
          <table:table-cell table:style-name="ce8" office:value-type="float" office:value="248.1" calcext:value-type="float">
            <text:p>248,1</text:p>
          </table:table-cell>
          <table:table-cell table:style-name="ce8" office:value-type="float" office:value="3607.4" calcext:value-type="float">
            <text:p>3607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607.4" calcext:value-type="float">
            <text:p>3607,4</text:p>
          </table:table-cell>
          <table:table-cell table:style-name="ce8" office:value-type="float" office:value="499.4" calcext:value-type="float">
            <text:p>499,4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458.6" calcext:value-type="float">
            <text:p>458,6</text:p>
          </table:table-cell>
          <table:table-cell table:style-name="ce8" office:value-type="float" office:value="102.8" calcext:value-type="float">
            <text:p>10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02.8" calcext:value-type="float">
            <text:p>102,8</text:p>
          </table:table-cell>
          <table:table-cell table:style-name="ce8" office:value-type="float" office:value="24.7" calcext:value-type="float">
            <text:p>24,7</text:p>
          </table:table-cell>
          <table:table-cell table:style-name="ce8" office:value-type="float" office:value="5.1" calcext:value-type="float">
            <text:p>5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9" calcext:value-type="float">
            <text:p>9,0</text:p>
          </table:table-cell>
          <table:table-cell table:style-name="ce8" office:value-type="float" office:value="1125.1" calcext:value-type="float">
            <text:p>1125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25.1" calcext:value-type="float">
            <text:p>1125,1</text:p>
          </table:table-cell>
          <table:table-cell table:style-name="ce8" office:value-type="float" office:value="74.7" calcext:value-type="float">
            <text:p>74,7</text:p>
          </table:table-cell>
          <table:table-cell table:style-name="ce8" office:value-type="float" office:value="114.4" calcext:value-type="float">
            <text:p>114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4.4" calcext:value-type="float">
            <text:p>114,4</text:p>
          </table:table-cell>
          <table:table-cell table:style-name="ce8" office:value-type="float" office:value="214" calcext:value-type="float">
            <text:p>214,0</text:p>
          </table:table-cell>
          <table:table-cell table:style-name="ce8" office:value-type="float" office:value="1239.5" calcext:value-type="float">
            <text:p>1239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39.5" calcext:value-type="float">
            <text:p>1239,5</text:p>
          </table:table-cell>
          <table:table-cell table:style-name="ce8" office:value-type="float" office:value="304.4" calcext:value-type="float">
            <text:p>304,4</text:p>
          </table:table-cell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8" table:formula="of:=AVERAGE([.B4:.B36])" office:value-type="float" office:value="5.66969696969697" calcext:value-type="float">
            <text:p>5,7</text:p>
          </table:table-cell>
          <table:table-cell table:style-name="ce8" table:formula="of:=AVERAGE([.C4:.C36])" office:value-type="float" office:value="0.0212121212121212" calcext:value-type="float">
            <text:p>0,0</text:p>
          </table:table-cell>
          <table:table-cell table:style-name="ce8" table:formula="of:=AVERAGE([.D4:.D36])" office:value-type="float" office:value="0.118181818181818" calcext:value-type="float">
            <text:p>0,1</text:p>
          </table:table-cell>
          <table:table-cell table:style-name="ce8" table:formula="of:=AVERAGE([.E4:.E36])" office:value-type="float" office:value="5.80909090909091" calcext:value-type="float">
            <text:p>5,8</text:p>
          </table:table-cell>
          <table:table-cell table:style-name="ce8" table:formula="of:=AVERAGE([.F4:.F36])" office:value-type="float" office:value="441.336363636364" calcext:value-type="float">
            <text:p>441,3</text:p>
          </table:table-cell>
          <table:table-cell table:style-name="ce8" table:formula="of:=AVERAGE([.G4:.G36])" office:value-type="float" office:value="73.4727272727273" calcext:value-type="float">
            <text:p>73,5</text:p>
          </table:table-cell>
          <table:table-cell table:style-name="ce8" table:formula="of:=AVERAGE([.H4:.H36])" office:value-type="float" office:value="0" calcext:value-type="float">
            <text:p>0,0</text:p>
          </table:table-cell>
          <table:table-cell table:style-name="ce8" table:formula="of:=AVERAGE([.I4:.I36])" office:value-type="float" office:value="0" calcext:value-type="float">
            <text:p>0,0</text:p>
          </table:table-cell>
          <table:table-cell table:style-name="ce8" table:formula="of:=AVERAGE([.J4:.J36])" office:value-type="float" office:value="73.4727272727273" calcext:value-type="float">
            <text:p>73,5</text:p>
          </table:table-cell>
          <table:table-cell table:style-name="ce8" table:formula="of:=AVERAGE([.K4:.K36])" office:value-type="float" office:value="87.3212121212121" calcext:value-type="float">
            <text:p>87,3</text:p>
          </table:table-cell>
          <table:table-cell table:style-name="ce8" table:formula="of:=AVERAGE([.L4:.L36])" office:value-type="float" office:value="6.99090909090909" calcext:value-type="float">
            <text:p>7,0</text:p>
          </table:table-cell>
          <table:table-cell table:style-name="ce8" table:formula="of:=AVERAGE([.M4:.M36])" office:value-type="float" office:value="0.0303030303030303" calcext:value-type="float">
            <text:p>0,0</text:p>
          </table:table-cell>
          <table:table-cell table:style-name="ce8" table:formula="of:=AVERAGE([.N4:.N36])" office:value-type="float" office:value="0.0696969696969697" calcext:value-type="float">
            <text:p>0,1</text:p>
          </table:table-cell>
          <table:table-cell table:style-name="ce8" table:formula="of:=AVERAGE([.O4:.O36])" office:value-type="float" office:value="7.09090909090909" calcext:value-type="float">
            <text:p>7,1</text:p>
          </table:table-cell>
          <table:table-cell table:style-name="ce8" table:formula="of:=AVERAGE([.P4:.P36])" office:value-type="float" office:value="20.4575757575758" calcext:value-type="float">
            <text:p>20,5</text:p>
          </table:table-cell>
          <table:table-cell table:style-name="ce8" table:formula="of:=AVERAGE([.Q4:.Q36])" office:value-type="float" office:value="1131.78787878788" calcext:value-type="float">
            <text:p>1131,8</text:p>
          </table:table-cell>
          <table:table-cell table:style-name="ce8" table:formula="of:=AVERAGE([.R4:.R36])" office:value-type="float" office:value="0.448484848484848" calcext:value-type="float">
            <text:p>0,4</text:p>
          </table:table-cell>
          <table:table-cell table:style-name="ce8" table:formula="of:=AVERAGE([.S4:.S36])" office:value-type="float" office:value="0.0181818181818182" calcext:value-type="float">
            <text:p>0,0</text:p>
          </table:table-cell>
          <table:table-cell table:style-name="ce8" table:formula="of:=AVERAGE([.T4:.T36])" office:value-type="float" office:value="1132.25454545455" calcext:value-type="float">
            <text:p>1132,3</text:p>
          </table:table-cell>
          <table:table-cell table:style-name="ce8" table:formula="of:=AVERAGE([.U4:.U36])" office:value-type="float" office:value="305.493939393939" calcext:value-type="float">
            <text:p>305,5</text:p>
          </table:table-cell>
          <table:table-cell table:style-name="ce8" table:formula="of:=AVERAGE([.V4:.V36])" office:value-type="float" office:value="86.1212121212121" calcext:value-type="float">
            <text:p>86,1</text:p>
          </table:table-cell>
          <table:table-cell table:style-name="ce8" table:formula="of:=AVERAGE([.W4:.W36])" office:value-type="float" office:value="0.0515151515151515" calcext:value-type="float">
            <text:p>0,1</text:p>
          </table:table-cell>
          <table:table-cell table:style-name="ce8" table:formula="of:=AVERAGE([.X4:.X36])" office:value-type="float" office:value="0.2" calcext:value-type="float">
            <text:p>0,2</text:p>
          </table:table-cell>
          <table:table-cell table:style-name="ce8" table:formula="of:=AVERAGE([.Y4:.Y36])" office:value-type="float" office:value="86.3727272727273" calcext:value-type="float">
            <text:p>86,4</text:p>
          </table:table-cell>
          <table:table-cell table:style-name="ce8" table:formula="of:=AVERAGE([.Z4:.Z36])" office:value-type="float" office:value="834.081818181818" calcext:value-type="float">
            <text:p>834,1</text:p>
          </table:table-cell>
          <table:table-cell table:style-name="ce8" table:formula="of:=AVERAGE([.AA4:.AA36])" office:value-type="float" office:value="1217.90909090909" calcext:value-type="float">
            <text:p>1217,9</text:p>
          </table:table-cell>
          <table:table-cell table:style-name="ce8" table:formula="of:=AVERAGE([.AB4:.AB36])" office:value-type="float" office:value="0.5" calcext:value-type="float">
            <text:p>0,5</text:p>
          </table:table-cell>
          <table:table-cell table:style-name="ce8" table:formula="of:=AVERAGE([.AC4:.AC36])" office:value-type="float" office:value="0.218181818181818" calcext:value-type="float">
            <text:p>0,2</text:p>
          </table:table-cell>
          <table:table-cell table:style-name="ce8" table:formula="of:=AVERAGE([.AD4:.AD36])" office:value-type="float" office:value="1218.62727272727" calcext:value-type="float">
            <text:p>1218,6</text:p>
          </table:table-cell>
          <table:table-cell table:style-name="ce8" table:formula="of:=AVERAGE([.AE4:.AE36])" office:value-type="float" office:value="2215.92727272727" calcext:value-type="float">
            <text:p>2215,9</text:p>
          </table:table-cell>
        </table:table-row>
        <table:table-row table:style-name="ro2">
          <table:table-cell table:style-name="ce1" office:value-type="string" calcext:value-type="string">
            <text:p>Sd</text:p>
          </table:table-cell>
          <table:table-cell table:style-name="ce8" table:formula="of:=STDEV([.B4:.B36])" office:value-type="float" office:value="3.35610310185832" calcext:value-type="float">
            <text:p>3,4</text:p>
          </table:table-cell>
          <table:table-cell table:style-name="ce8" table:formula="of:=STDEV([.C4:.C36])" office:value-type="float" office:value="0.121854359168988" calcext:value-type="float">
            <text:p>0,1</text:p>
          </table:table-cell>
          <table:table-cell table:style-name="ce8" table:formula="of:=STDEV([.D4:.D36])" office:value-type="float" office:value="0.345013174979001" calcext:value-type="float">
            <text:p>0,3</text:p>
          </table:table-cell>
          <table:table-cell table:style-name="ce8" table:formula="of:=STDEV([.E4:.E36])" office:value-type="float" office:value="3.49091352982672" calcext:value-type="float">
            <text:p>3,5</text:p>
          </table:table-cell>
          <table:table-cell table:style-name="ce8" table:formula="of:=STDEV([.F4:.F36])" office:value-type="float" office:value="71.5098717756062" calcext:value-type="float">
            <text:p>71,5</text:p>
          </table:table-cell>
          <table:table-cell table:style-name="ce8" table:formula="of:=STDEV([.G4:.G36])" office:value-type="float" office:value="73.2912523460648" calcext:value-type="float">
            <text:p>73,3</text:p>
          </table:table-cell>
          <table:table-cell table:style-name="ce8" table:formula="of:=STDEV([.H4:.H36])" office:value-type="float" office:value="0" calcext:value-type="float">
            <text:p>0,0</text:p>
          </table:table-cell>
          <table:table-cell table:style-name="ce8" table:formula="of:=STDEV([.I4:.I36])" office:value-type="float" office:value="0" calcext:value-type="float">
            <text:p>0,0</text:p>
          </table:table-cell>
          <table:table-cell table:style-name="ce8" table:formula="of:=STDEV([.J4:.J36])" office:value-type="float" office:value="73.2912523460648" calcext:value-type="float">
            <text:p>73,3</text:p>
          </table:table-cell>
          <table:table-cell table:style-name="ce8" table:formula="of:=STDEV([.K4:.K36])" office:value-type="float" office:value="227.213451072961" calcext:value-type="float">
            <text:p>227,2</text:p>
          </table:table-cell>
          <table:table-cell table:style-name="ce8" table:formula="of:=STDEV([.L4:.L36])" office:value-type="float" office:value="4.90862529357531" calcext:value-type="float">
            <text:p>4,9</text:p>
          </table:table-cell>
          <table:table-cell table:style-name="ce8" table:formula="of:=STDEV([.M4:.M36])" office:value-type="float" office:value="0.058549383455595" calcext:value-type="float">
            <text:p>0,1</text:p>
          </table:table-cell>
          <table:table-cell table:style-name="ce8" table:formula="of:=STDEV([.N4:.N36])" office:value-type="float" office:value="0.107485023622039" calcext:value-type="float">
            <text:p>0,1</text:p>
          </table:table-cell>
          <table:table-cell table:style-name="ce8" table:formula="of:=STDEV([.O4:.O36])" office:value-type="float" office:value="4.9140337069181" calcext:value-type="float">
            <text:p>4,9</text:p>
          </table:table-cell>
          <table:table-cell table:style-name="ce8" table:formula="of:=STDEV([.P4:.P36])" office:value-type="float" office:value="16.6047626884395" calcext:value-type="float">
            <text:p>16,6</text:p>
          </table:table-cell>
          <table:table-cell table:style-name="ce8" table:formula="of:=STDEV([.Q4:.Q36])" office:value-type="float" office:value="851.520453276658" calcext:value-type="float">
            <text:p>851,5</text:p>
          </table:table-cell>
          <table:table-cell table:style-name="ce8" table:formula="of:=STDEV([.R4:.R36])" office:value-type="float" office:value="2.2595797745545" calcext:value-type="float">
            <text:p>2,3</text:p>
          </table:table-cell>
          <table:table-cell table:style-name="ce8" table:formula="of:=STDEV([.S4:.S36])" office:value-type="float" office:value="0.0882274951990076" calcext:value-type="float">
            <text:p>0,1</text:p>
          </table:table-cell>
          <table:table-cell table:style-name="ce8" table:formula="of:=STDEV([.T4:.T36])" office:value-type="float" office:value="851.188552514552" calcext:value-type="float">
            <text:p>851,2</text:p>
          </table:table-cell>
          <table:table-cell table:style-name="ce8" table:formula="of:=STDEV([.U4:.U36])" office:value-type="float" office:value="763.428943132314" calcext:value-type="float">
            <text:p>763,4</text:p>
          </table:table-cell>
          <table:table-cell table:style-name="ce8" table:formula="of:=STDEV([.V4:.V36])" office:value-type="float" office:value="76.6408089628812" calcext:value-type="float">
            <text:p>76,6</text:p>
          </table:table-cell>
          <table:table-cell table:style-name="ce8" table:formula="of:=STDEV([.W4:.W36])" office:value-type="float" office:value="0.130195075082576" calcext:value-type="float">
            <text:p>0,1</text:p>
          </table:table-cell>
          <table:table-cell table:style-name="ce8" table:formula="of:=STDEV([.X4:.X36])" office:value-type="float" office:value="0.398434436262731" calcext:value-type="float">
            <text:p>0,4</text:p>
          </table:table-cell>
          <table:table-cell table:style-name="ce8" table:formula="of:=STDEV([.Y4:.Y36])" office:value-type="float" office:value="76.6230312664185" calcext:value-type="float">
            <text:p>76,6</text:p>
          </table:table-cell>
          <table:table-cell table:style-name="ce8" table:formula="of:=STDEV([.Z4:.Z36])" office:value-type="float" office:value="2350.86461347928" calcext:value-type="float">
            <text:p>2350,9</text:p>
          </table:table-cell>
          <table:table-cell table:style-name="ce8" table:formula="of:=STDEV([.AA4:.AA36])" office:value-type="float" office:value="886.617958298428" calcext:value-type="float">
            <text:p>886,6</text:p>
          </table:table-cell>
          <table:table-cell table:style-name="ce8" table:formula="of:=STDEV([.AB4:.AB36])" office:value-type="float" office:value="2.29087865239519" calcext:value-type="float">
            <text:p>2,3</text:p>
          </table:table-cell>
          <table:table-cell table:style-name="ce8" table:formula="of:=STDEV([.AC4:.AC36])" office:value-type="float" office:value="0.435498669239173" calcext:value-type="float">
            <text:p>0,4</text:p>
          </table:table-cell>
          <table:table-cell table:style-name="ce8" table:formula="of:=STDEV([.AD4:.AD36])" office:value-type="float" office:value="886.200688780738" calcext:value-type="float">
            <text:p>886,2</text:p>
          </table:table-cell>
          <table:table-cell table:style-name="ce8" table:formula="of:=STDEV([.AE4:.AE36])" office:value-type="float" office:value="7318.19646784954" calcext:value-type="float">
            <text:p>7318,2</text:p>
          </table:table-cell>
        </table:table-row>
        <table:table-row table:style-name="ro1" table:number-rows-repeated="104853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final_sem_tem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vo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Palus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JTExpert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andoop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AllS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o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float" office:value="3.3" calcext:value-type="float">
            <text:p>3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6" calcext:value-type="float">
            <text:p>6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2198.9" calcext:value-type="float">
            <text:p>219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98.9" calcext:value-type="float">
            <text:p>2198,9</text:p>
          </table:table-cell>
          <table:table-cell table:style-name="ce8" office:value-type="float" office:value="12.3" calcext:value-type="float">
            <text:p>12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.3" calcext:value-type="float">
            <text:p>12,3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8" office:value-type="float" office:value="4" calcext:value-type="float">
            <text:p>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21.7" calcext:value-type="float">
            <text:p>21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.7" calcext:value-type="float">
            <text:p>21,7</text:p>
          </table:table-cell>
          <table:table-cell table:style-name="ce8" office:value-type="float" office:value="2.7" calcext:value-type="float">
            <text:p>2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1404.8" calcext:value-type="float">
            <text:p>1404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04.8" calcext:value-type="float">
            <text:p>1404,8</text:p>
          </table:table-cell>
          <table:table-cell table:style-name="ce8" office:value-type="float" office:value="28.4" calcext:value-type="float">
            <text:p>28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4" calcext:value-type="float">
            <text:p>28,4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8" office:value-type="float" office:value="4" calcext:value-type="float">
            <text:p>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28.8" calcext:value-type="float">
            <text:p>28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8" calcext:value-type="float">
            <text:p>28,8</text:p>
          </table:table-cell>
          <table:table-cell table:style-name="ce8" office:value-type="float" office:value="3.9" calcext:value-type="float">
            <text:p>3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1308.2" calcext:value-type="float">
            <text:p>130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08.2" calcext:value-type="float">
            <text:p>1308,2</text:p>
          </table:table-cell>
          <table:table-cell table:style-name="ce8" office:value-type="float" office:value="36.7" calcext:value-type="float">
            <text:p>36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6.7" calcext:value-type="float">
            <text:p>36,7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8" office:value-type="float" office:value="7.4" calcext:value-type="float">
            <text:p>7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.4" calcext:value-type="float">
            <text:p>7,4</text:p>
          </table:table-cell>
          <table:table-cell table:style-name="ce8" office:value-type="float" office:value="40" calcext:value-type="float">
            <text:p>4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0" calcext:value-type="float">
            <text:p>40,0</text:p>
          </table:table-cell>
          <table:table-cell table:style-name="ce8" office:value-type="float" office:value="8.2" calcext:value-type="float">
            <text:p>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1481.6" calcext:value-type="float">
            <text:p>1481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81.6" calcext:value-type="float">
            <text:p>1481,6</text:p>
          </table:table-cell>
          <table:table-cell table:style-name="ce8" office:value-type="float" office:value="55.6" calcext:value-type="float">
            <text:p>55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5.6" calcext:value-type="float">
            <text:p>55,6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29.8" calcext:value-type="float">
            <text:p>29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9.8" calcext:value-type="float">
            <text:p>29,8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1947.2" calcext:value-type="float">
            <text:p>1947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947.2" calcext:value-type="float">
            <text:p>1947,2</text:p>
          </table:table-cell>
          <table:table-cell table:style-name="ce8" office:value-type="float" office:value="35.2" calcext:value-type="float">
            <text:p>35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5.2" calcext:value-type="float">
            <text:p>35,2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24.8" calcext:value-type="float">
            <text:p>24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4.8" calcext:value-type="float">
            <text:p>24,8</text:p>
          </table:table-cell>
          <table:table-cell table:style-name="ce8" office:value-type="float" office:value="1.6" calcext:value-type="float">
            <text:p>1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float" office:value="34" calcext:value-type="float">
            <text:p>3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4" calcext:value-type="float">
            <text:p>34,0</text:p>
          </table:table-cell>
          <table:table-cell table:style-name="ce8" office:value-type="float" office:value="28.4" calcext:value-type="float">
            <text:p>28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4" calcext:value-type="float">
            <text:p>28,4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28.5" calcext:value-type="float">
            <text:p>28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5" calcext:value-type="float">
            <text:p>28,5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34" calcext:value-type="float">
            <text:p>3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4" calcext:value-type="float">
            <text:p>34,0</text:p>
          </table:table-cell>
          <table:table-cell table:style-name="ce8" office:value-type="float" office:value="31.9" calcext:value-type="float">
            <text:p>31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.9" calcext:value-type="float">
            <text:p>31,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29.5" calcext:value-type="float">
            <text:p>29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9.5" calcext:value-type="float">
            <text:p>29,5</text:p>
          </table:table-cell>
          <table:table-cell table:style-name="ce8" office:value-type="float" office:value="4.7" calcext:value-type="float">
            <text:p>4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2127.5" calcext:value-type="float">
            <text:p>2127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27.5" calcext:value-type="float">
            <text:p>2127,5</text:p>
          </table:table-cell>
          <table:table-cell table:style-name="ce8" office:value-type="float" office:value="37.2" calcext:value-type="float">
            <text:p>37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7.2" calcext:value-type="float">
            <text:p>37,2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8" office:value-type="float" office:value="2.1" calcext:value-type="float">
            <text:p>2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16.8" calcext:value-type="float">
            <text:p>16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6.8" calcext:value-type="float">
            <text:p>16,8</text:p>
          </table:table-cell>
          <table:table-cell table:style-name="ce8" office:value-type="float" office:value="2.8" calcext:value-type="float">
            <text:p>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1846.3" calcext:value-type="float">
            <text:p>1846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846.3" calcext:value-type="float">
            <text:p>1846,3</text:p>
          </table:table-cell>
          <table:table-cell table:style-name="ce8" office:value-type="float" office:value="21.7" calcext:value-type="float">
            <text:p>21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1.7" calcext:value-type="float">
            <text:p>21,7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28.9" calcext:value-type="float">
            <text:p>2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8.9" calcext:value-type="float">
            <text:p>28,9</text:p>
          </table:table-cell>
          <table:table-cell table:style-name="ce8" office:value-type="float" office:value="3.2" calcext:value-type="float">
            <text:p>3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1902.7" calcext:value-type="float">
            <text:p>1902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902.7" calcext:value-type="float">
            <text:p>1902,7</text:p>
          </table:table-cell>
          <table:table-cell table:style-name="ce8" office:value-type="float" office:value="34.1" calcext:value-type="float">
            <text:p>34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4.1" calcext:value-type="float">
            <text:p>34,1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8" office:value-type="float" office:value="4.4" calcext:value-type="float">
            <text:p>4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.4" calcext:value-type="float">
            <text:p>4,4</text:p>
          </table:table-cell>
          <table:table-cell table:style-name="ce8" office:value-type="float" office:value="59.9" calcext:value-type="float">
            <text:p>59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9.9" calcext:value-type="float">
            <text:p>59,9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853.5" calcext:value-type="float">
            <text:p>853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53.5" calcext:value-type="float">
            <text:p>853,5</text:p>
          </table:table-cell>
          <table:table-cell table:style-name="ce8" office:value-type="float" office:value="67.2" calcext:value-type="float">
            <text:p>67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67.4" calcext:value-type="float">
            <text:p>67,4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68.2" calcext:value-type="float">
            <text:p>6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8.2" calcext:value-type="float">
            <text:p>68,2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668.4" calcext:value-type="float">
            <text:p>668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68.4" calcext:value-type="float">
            <text:p>668,4</text:p>
          </table:table-cell>
          <table:table-cell table:style-name="ce8" office:value-type="float" office:value="73.9" calcext:value-type="float">
            <text:p>73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74" calcext:value-type="float">
            <text:p>74,0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8" office:value-type="float" office:value="3.9" calcext:value-type="float">
            <text:p>3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77.1" calcext:value-type="float">
            <text:p>77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7.1" calcext:value-type="float">
            <text:p>77,1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768.1" calcext:value-type="float">
            <text:p>768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68.1" calcext:value-type="float">
            <text:p>768,1</text:p>
          </table:table-cell>
          <table:table-cell table:style-name="ce8" office:value-type="float" office:value="85" calcext:value-type="float">
            <text:p>85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85.1" calcext:value-type="float">
            <text:p>85,1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72.9" calcext:value-type="float">
            <text:p>72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2.9" calcext:value-type="float">
            <text:p>72,9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float" office:value="677" calcext:value-type="float">
            <text:p>677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77" calcext:value-type="float">
            <text:p>677,0</text:p>
          </table:table-cell>
          <table:table-cell table:style-name="ce8" office:value-type="float" office:value="78.8" calcext:value-type="float">
            <text:p>78,8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79.4" calcext:value-type="float">
            <text:p>79,4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7.3" calcext:value-type="float">
            <text:p>67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7.3" calcext:value-type="float">
            <text:p>67,3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374.6" calcext:value-type="float">
            <text:p>37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74.6" calcext:value-type="float">
            <text:p>374,6</text:p>
          </table:table-cell>
          <table:table-cell table:style-name="ce8" office:value-type="float" office:value="75.6" calcext:value-type="float">
            <text:p>75,6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76.1" calcext:value-type="float">
            <text:p>76,1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78.6" calcext:value-type="float">
            <text:p>78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8.6" calcext:value-type="float">
            <text:p>78,6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382.6" calcext:value-type="float">
            <text:p>382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82.6" calcext:value-type="float">
            <text:p>382,6</text:p>
          </table:table-cell>
          <table:table-cell table:style-name="ce8" office:value-type="float" office:value="85.4" calcext:value-type="float">
            <text:p>85,4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85.7" calcext:value-type="float">
            <text:p>85,7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8" office:value-type="float" office:value="11.9" calcext:value-type="float">
            <text:p>11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38" calcext:value-type="float">
            <text:p>38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8" calcext:value-type="float">
            <text:p>38,0</text:p>
          </table:table-cell>
          <table:table-cell table:style-name="ce8" office:value-type="float" office:value="16.1" calcext:value-type="float">
            <text:p>16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6.1" calcext:value-type="float">
            <text:p>16,1</text:p>
          </table:table-cell>
          <table:table-cell table:style-name="ce8" office:value-type="float" office:value="2379.1" calcext:value-type="float">
            <text:p>2379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379.1" calcext:value-type="float">
            <text:p>2379,1</text:p>
          </table:table-cell>
          <table:table-cell table:style-name="ce8" office:value-type="float" office:value="66" calcext:value-type="float">
            <text:p>66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6" calcext:value-type="float">
            <text:p>66,0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0.1" calcext:value-type="float">
            <text:p>1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136.6" calcext:value-type="float">
            <text:p>136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6.6" calcext:value-type="float">
            <text:p>136,6</text:p>
          </table:table-cell>
          <table:table-cell table:style-name="ce8" office:value-type="float" office:value="10.3" calcext:value-type="float">
            <text:p>1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564.7" calcext:value-type="float">
            <text:p>564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64.7" calcext:value-type="float">
            <text:p>564,7</text:p>
          </table:table-cell>
          <table:table-cell table:style-name="ce8" office:value-type="float" office:value="157" calcext:value-type="float">
            <text:p>157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57.4" calcext:value-type="float">
            <text:p>157,4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1.8" calcext:value-type="float">
            <text:p>11,8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95.5" calcext:value-type="float">
            <text:p>95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95.5" calcext:value-type="float">
            <text:p>95,5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3" calcext:value-type="float">
            <text:p>13,0</text:p>
          </table:table-cell>
          <table:table-cell table:style-name="ce8" office:value-type="float" office:value="370.9" calcext:value-type="float">
            <text:p>370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70.9" calcext:value-type="float">
            <text:p>370,9</text:p>
          </table:table-cell>
          <table:table-cell table:style-name="ce8" office:value-type="float" office:value="120.2" calcext:value-type="float">
            <text:p>120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20.4" calcext:value-type="float">
            <text:p>120,4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8" office:value-type="float" office:value="5.4" calcext:value-type="float">
            <text:p>5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2.6" calcext:value-type="float">
            <text:p>2,6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573.2" calcext:value-type="float">
            <text:p>573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73.2" calcext:value-type="float">
            <text:p>573,2</text:p>
          </table:table-cell>
          <table:table-cell table:style-name="ce8" office:value-type="float" office:value="9" calcext:value-type="float">
            <text:p>9,0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9.2" calcext:value-type="float">
            <text:p>9,2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8" office:value-type="float" office:value="11.1" calcext:value-type="float">
            <text:p>11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2.3" calcext:value-type="float">
            <text:p>12,3</text:p>
          </table:table-cell>
          <table:table-cell table:style-name="ce8" office:value-type="float" office:value="1565.7" calcext:value-type="float">
            <text:p>1565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65.7" calcext:value-type="float">
            <text:p>1565,7</text:p>
          </table:table-cell>
          <table:table-cell table:style-name="ce8" office:value-type="float" office:value="24.7" calcext:value-type="float">
            <text:p>24,7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26.6" calcext:value-type="float">
            <text:p>26,6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96.4" calcext:value-type="float">
            <text:p>96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96.4" calcext:value-type="float">
            <text:p>96,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562.9" calcext:value-type="float">
            <text:p>562,9</text:p>
          </table:table-cell>
          <table:table-cell table:style-name="ce8" office:value-type="float" office:value="12.9" calcext:value-type="float">
            <text:p>12,9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76.3" calcext:value-type="float">
            <text:p>576,3</text:p>
          </table:table-cell>
          <table:table-cell table:style-name="ce8" office:value-type="float" office:value="106.8" calcext:value-type="float">
            <text:p>106,8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08.4" calcext:value-type="float">
            <text:p>108,4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83.3" calcext:value-type="float">
            <text:p>83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3.3" calcext:value-type="float">
            <text:p>83,3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378.2" calcext:value-type="float">
            <text:p>378,2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380.2" calcext:value-type="float">
            <text:p>380,2</text:p>
          </table:table-cell>
          <table:table-cell table:style-name="ce8" office:value-type="float" office:value="100.8" calcext:value-type="float">
            <text:p>100,8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101.5" calcext:value-type="float">
            <text:p>101,5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35.5" calcext:value-type="float">
            <text:p>35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5.5" calcext:value-type="float">
            <text:p>35,5</text:p>
          </table:table-cell>
          <table:table-cell table:style-name="ce8" office:value-type="float" office:value="8.4" calcext:value-type="float">
            <text:p>8,4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8.6" calcext:value-type="float">
            <text:p>8,6</text:p>
          </table:table-cell>
          <table:table-cell table:style-name="ce8" office:value-type="float" office:value="406.4" calcext:value-type="float">
            <text:p>406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06.4" calcext:value-type="float">
            <text:p>406,4</text:p>
          </table:table-cell>
          <table:table-cell table:style-name="ce8" office:value-type="float" office:value="44.9" calcext:value-type="float">
            <text:p>44,9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45.1" calcext:value-type="float">
            <text:p>45,1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8" office:value-type="float" office:value="8.8" calcext:value-type="float">
            <text:p>8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83.5" calcext:value-type="float">
            <text:p>83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3.5" calcext:value-type="float">
            <text:p>83,5</text:p>
          </table:table-cell>
          <table:table-cell table:style-name="ce8" office:value-type="float" office:value="14.9" calcext:value-type="float">
            <text:p>14,9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1196.5" calcext:value-type="float">
            <text:p>1196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96.5" calcext:value-type="float">
            <text:p>1196,5</text:p>
          </table:table-cell>
          <table:table-cell table:style-name="ce8" office:value-type="float" office:value="107.2" calcext:value-type="float">
            <text:p>107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07.3" calcext:value-type="float">
            <text:p>107,3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10.2" calcext:value-type="float">
            <text:p>10,2</text:p>
          </table:table-cell>
          <table:table-cell table:style-name="ce8" office:value-type="float" office:value="79.7" calcext:value-type="float">
            <text:p>79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9.7" calcext:value-type="float">
            <text:p>79,7</text:p>
          </table:table-cell>
          <table:table-cell table:style-name="ce8" office:value-type="float" office:value="13.2" calcext:value-type="float">
            <text:p>13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3.4" calcext:value-type="float">
            <text:p>13,4</text:p>
          </table:table-cell>
          <table:table-cell table:style-name="ce8" office:value-type="float" office:value="369.9" calcext:value-type="float">
            <text:p>369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69.9" calcext:value-type="float">
            <text:p>369,9</text:p>
          </table:table-cell>
          <table:table-cell table:style-name="ce8" office:value-type="float" office:value="102.3" calcext:value-type="float">
            <text:p>102,3</text:p>
          </table:table-cell>
          <table:table-cell table:style-name="ce8" office:value-type="float" office:value="0.7" calcext:value-type="float">
            <text:p>0,7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03.3" calcext:value-type="float">
            <text:p>103,3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8" office:value-type="float" office:value="8.9" calcext:value-type="float">
            <text:p>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111.8" calcext:value-type="float">
            <text:p>111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1.8" calcext:value-type="float">
            <text:p>111,8</text:p>
          </table:table-cell>
          <table:table-cell table:style-name="ce8" office:value-type="float" office:value="13.9" calcext:value-type="float">
            <text:p>13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.9" calcext:value-type="float">
            <text:p>13,9</text:p>
          </table:table-cell>
          <table:table-cell table:style-name="ce8" office:value-type="float" office:value="1230" calcext:value-type="float">
            <text:p>123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30" calcext:value-type="float">
            <text:p>1230,0</text:p>
          </table:table-cell>
          <table:table-cell table:style-name="ce8" office:value-type="float" office:value="134.6" calcext:value-type="float">
            <text:p>13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34.6" calcext:value-type="float">
            <text:p>134,6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8" office:value-type="float" office:value="8.9" calcext:value-type="float">
            <text:p>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121.3" calcext:value-type="float">
            <text:p>121,3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1.3" calcext:value-type="float">
            <text:p>121,3</text:p>
          </table:table-cell>
          <table:table-cell table:style-name="ce8" office:value-type="float" office:value="14" calcext:value-type="float">
            <text:p>14,0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4.2" calcext:value-type="float">
            <text:p>14,2</text:p>
          </table:table-cell>
          <table:table-cell table:style-name="ce8" office:value-type="float" office:value="1135.7" calcext:value-type="float">
            <text:p>1135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35.7" calcext:value-type="float">
            <text:p>1135,7</text:p>
          </table:table-cell>
          <table:table-cell table:style-name="ce8" office:value-type="float" office:value="144.2" calcext:value-type="float">
            <text:p>144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144.4" calcext:value-type="float">
            <text:p>144,4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8" office:value-type="float" office:value="8.9" calcext:value-type="float">
            <text:p>8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128.2" calcext:value-type="float">
            <text:p>128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28.2" calcext:value-type="float">
            <text:p>128,2</text:p>
          </table:table-cell>
          <table:table-cell table:style-name="ce8" office:value-type="float" office:value="14" calcext:value-type="float">
            <text:p>14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4" calcext:value-type="float">
            <text:p>14,0</text:p>
          </table:table-cell>
          <table:table-cell table:style-name="ce8" office:value-type="float" office:value="974.6" calcext:value-type="float">
            <text:p>974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974.6" calcext:value-type="float">
            <text:p>974,6</text:p>
          </table:table-cell>
          <table:table-cell table:style-name="ce8" office:value-type="float" office:value="151.1" calcext:value-type="float">
            <text:p>151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1.1" calcext:value-type="float">
            <text:p>151,1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8" office:value-type="float" office:value="4.1" calcext:value-type="float">
            <text:p>4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2.8" calcext:value-type="float">
            <text:p>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60" calcext:value-type="float">
            <text:p>60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0" calcext:value-type="float">
            <text:p>60,0</text:p>
          </table:table-cell>
          <table:table-cell table:style-name="ce8" office:value-type="float" office:value="7.9" calcext:value-type="float">
            <text:p>7,9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7.9" calcext:value-type="float">
            <text:p>7,9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8" office:value-type="float" office:value="11" calcext:value-type="float">
            <text:p>11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" calcext:value-type="float">
            <text:p>11,0</text:p>
          </table:table-cell>
          <table:table-cell table:style-name="ce8" office:value-type="float" office:value="313.4" calcext:value-type="float">
            <text:p>313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3.4" calcext:value-type="float">
            <text:p>313,4</text:p>
          </table:table-cell>
          <table:table-cell table:style-name="ce8" office:value-type="float" office:value="15.4" calcext:value-type="float">
            <text:p>15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5.4" calcext:value-type="float">
            <text:p>15,4</text:p>
          </table:table-cell>
          <table:table-cell table:style-name="ce8" office:value-type="float" office:value="3163" calcext:value-type="float">
            <text:p>3163,0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63" calcext:value-type="float">
            <text:p>3163,0</text:p>
          </table:table-cell>
          <table:table-cell table:style-name="ce8" office:value-type="float" office:value="339.8" calcext:value-type="float">
            <text:p>339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39.8" calcext:value-type="float">
            <text:p>339,8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8" office:value-type="float" office:value="3.6" calcext:value-type="float">
            <text:p>3,6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316.4" calcext:value-type="float">
            <text:p>316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16.4" calcext:value-type="float">
            <text:p>316,4</text:p>
          </table:table-cell>
          <table:table-cell table:style-name="ce8" office:value-type="float" office:value="3.7" calcext:value-type="float">
            <text:p>3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3283.7" calcext:value-type="float">
            <text:p>3283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283.7" calcext:value-type="float">
            <text:p>3283,7</text:p>
          </table:table-cell>
          <table:table-cell table:style-name="ce8" office:value-type="float" office:value="323.7" calcext:value-type="float">
            <text:p>323,7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323.7" calcext:value-type="float">
            <text:p>323,7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2.8" calcext:value-type="float">
            <text:p>102,8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02.8" calcext:value-type="float">
            <text:p>102,8</text:p>
          </table:table-cell>
          <table:table-cell table:style-name="ce8" office:value-type="float" office:value="5.1" calcext:value-type="float">
            <text:p>5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1125.1" calcext:value-type="float">
            <text:p>1125,1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25.1" calcext:value-type="float">
            <text:p>1125,1</text:p>
          </table:table-cell>
          <table:table-cell table:style-name="ce8" office:value-type="float" office:value="114.4" calcext:value-type="float">
            <text:p>114,4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114.4" calcext:value-type="float">
            <text:p>114,4</text:p>
          </table:table-cell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8" table:formula="of:=AVERAGE([.B4:.B36])" office:value-type="float" office:value="5.66969696969697" calcext:value-type="float">
            <text:p>5,7</text:p>
          </table:table-cell>
          <table:table-cell table:style-name="ce8" table:formula="of:=AVERAGE([.C4:.C36])" office:value-type="float" office:value="0.0212121212121212" calcext:value-type="float">
            <text:p>0,0</text:p>
          </table:table-cell>
          <table:table-cell table:style-name="ce8" table:formula="of:=AVERAGE([.D4:.D36])" office:value-type="float" office:value="0.118181818181818" calcext:value-type="float">
            <text:p>0,1</text:p>
          </table:table-cell>
          <table:table-cell table:style-name="ce8" table:formula="of:=AVERAGE([.E4:.E36])" office:value-type="float" office:value="5.80909090909091" calcext:value-type="float">
            <text:p>5,8</text:p>
          </table:table-cell>
          <table:table-cell table:style-name="ce8" table:formula="of:=AVERAGE([.F4:.F36])" office:value-type="float" office:value="73.4727272727273" calcext:value-type="float">
            <text:p>73,5</text:p>
          </table:table-cell>
          <table:table-cell table:style-name="ce8" table:formula="of:=AVERAGE([.G4:.G36])" office:value-type="float" office:value="0" calcext:value-type="float">
            <text:p>0,0</text:p>
          </table:table-cell>
          <table:table-cell table:style-name="ce8" table:formula="of:=AVERAGE([.H4:.H36])" office:value-type="float" office:value="0" calcext:value-type="float">
            <text:p>0,0</text:p>
          </table:table-cell>
          <table:table-cell table:style-name="ce8" table:formula="of:=AVERAGE([.I4:.I36])" office:value-type="float" office:value="73.4727272727273" calcext:value-type="float">
            <text:p>73,5</text:p>
          </table:table-cell>
          <table:table-cell table:style-name="ce8" table:formula="of:=AVERAGE([.J4:.J36])" office:value-type="float" office:value="6.99090909090909" calcext:value-type="float">
            <text:p>7,0</text:p>
          </table:table-cell>
          <table:table-cell table:style-name="ce8" table:formula="of:=AVERAGE([.K4:.K36])" office:value-type="float" office:value="0.0303030303030303" calcext:value-type="float">
            <text:p>0,0</text:p>
          </table:table-cell>
          <table:table-cell table:style-name="ce8" table:formula="of:=AVERAGE([.L4:.L36])" office:value-type="float" office:value="0.0696969696969697" calcext:value-type="float">
            <text:p>0,1</text:p>
          </table:table-cell>
          <table:table-cell table:style-name="ce8" table:formula="of:=AVERAGE([.M4:.M36])" office:value-type="float" office:value="7.09090909090909" calcext:value-type="float">
            <text:p>7,1</text:p>
          </table:table-cell>
          <table:table-cell table:style-name="ce8" table:formula="of:=AVERAGE([.N4:.N36])" office:value-type="float" office:value="1131.78787878788" calcext:value-type="float">
            <text:p>1131,8</text:p>
          </table:table-cell>
          <table:table-cell table:style-name="ce8" table:formula="of:=AVERAGE([.O4:.O36])" office:value-type="float" office:value="0.448484848484848" calcext:value-type="float">
            <text:p>0,4</text:p>
          </table:table-cell>
          <table:table-cell table:style-name="ce8" table:formula="of:=AVERAGE([.P4:.P36])" office:value-type="float" office:value="0.0181818181818182" calcext:value-type="float">
            <text:p>0,0</text:p>
          </table:table-cell>
          <table:table-cell table:style-name="ce8" table:formula="of:=AVERAGE([.Q4:.Q36])" office:value-type="float" office:value="1132.25454545455" calcext:value-type="float">
            <text:p>1132,3</text:p>
          </table:table-cell>
          <table:table-cell table:style-name="ce8" table:formula="of:=AVERAGE([.R4:.R36])" office:value-type="float" office:value="86.1212121212121" calcext:value-type="float">
            <text:p>86,1</text:p>
          </table:table-cell>
          <table:table-cell table:style-name="ce8" table:formula="of:=AVERAGE([.S4:.S36])" office:value-type="float" office:value="0.0515151515151515" calcext:value-type="float">
            <text:p>0,1</text:p>
          </table:table-cell>
          <table:table-cell table:style-name="ce8" table:formula="of:=AVERAGE([.T4:.T36])" office:value-type="float" office:value="0.2" calcext:value-type="float">
            <text:p>0,2</text:p>
          </table:table-cell>
          <table:table-cell table:style-name="ce8" table:formula="of:=AVERAGE([.U4:.U36])" office:value-type="float" office:value="86.3727272727273" calcext:value-type="float">
            <text:p>86,4</text:p>
          </table:table-cell>
        </table:table-row>
        <table:table-row table:style-name="ro2">
          <table:table-cell table:style-name="ce1" office:value-type="string" calcext:value-type="string">
            <text:p>Sd</text:p>
          </table:table-cell>
          <table:table-cell table:style-name="ce8" table:formula="of:=STDEV([.B4:.B36])" office:value-type="float" office:value="3.35610310185832" calcext:value-type="float">
            <text:p>3,4</text:p>
          </table:table-cell>
          <table:table-cell table:style-name="ce8" table:formula="of:=STDEV([.C4:.C36])" office:value-type="float" office:value="0.121854359168988" calcext:value-type="float">
            <text:p>0,1</text:p>
          </table:table-cell>
          <table:table-cell table:style-name="ce8" table:formula="of:=STDEV([.D4:.D36])" office:value-type="float" office:value="0.345013174979001" calcext:value-type="float">
            <text:p>0,3</text:p>
          </table:table-cell>
          <table:table-cell table:style-name="ce8" table:formula="of:=STDEV([.E4:.E36])" office:value-type="float" office:value="3.49091352982672" calcext:value-type="float">
            <text:p>3,5</text:p>
          </table:table-cell>
          <table:table-cell table:style-name="ce8" table:formula="of:=STDEV([.F4:.F36])" office:value-type="float" office:value="73.2912523460648" calcext:value-type="float">
            <text:p>73,3</text:p>
          </table:table-cell>
          <table:table-cell table:style-name="ce8" table:formula="of:=STDEV([.G4:.G36])" office:value-type="float" office:value="0" calcext:value-type="float">
            <text:p>0,0</text:p>
          </table:table-cell>
          <table:table-cell table:style-name="ce8" table:formula="of:=STDEV([.H4:.H36])" office:value-type="float" office:value="0" calcext:value-type="float">
            <text:p>0,0</text:p>
          </table:table-cell>
          <table:table-cell table:style-name="ce8" table:formula="of:=STDEV([.I4:.I36])" office:value-type="float" office:value="73.2912523460648" calcext:value-type="float">
            <text:p>73,3</text:p>
          </table:table-cell>
          <table:table-cell table:style-name="ce8" table:formula="of:=STDEV([.J4:.J36])" office:value-type="float" office:value="4.90862529357531" calcext:value-type="float">
            <text:p>4,9</text:p>
          </table:table-cell>
          <table:table-cell table:style-name="ce8" table:formula="of:=STDEV([.K4:.K36])" office:value-type="float" office:value="0.058549383455595" calcext:value-type="float">
            <text:p>0,1</text:p>
          </table:table-cell>
          <table:table-cell table:style-name="ce8" table:formula="of:=STDEV([.L4:.L36])" office:value-type="float" office:value="0.107485023622039" calcext:value-type="float">
            <text:p>0,1</text:p>
          </table:table-cell>
          <table:table-cell table:style-name="ce8" table:formula="of:=STDEV([.M4:.M36])" office:value-type="float" office:value="4.9140337069181" calcext:value-type="float">
            <text:p>4,9</text:p>
          </table:table-cell>
          <table:table-cell table:style-name="ce8" table:formula="of:=STDEV([.N4:.N36])" office:value-type="float" office:value="851.520453276658" calcext:value-type="float">
            <text:p>851,5</text:p>
          </table:table-cell>
          <table:table-cell table:style-name="ce8" table:formula="of:=STDEV([.O4:.O36])" office:value-type="float" office:value="2.2595797745545" calcext:value-type="float">
            <text:p>2,3</text:p>
          </table:table-cell>
          <table:table-cell table:style-name="ce8" table:formula="of:=STDEV([.P4:.P36])" office:value-type="float" office:value="0.0882274951990076" calcext:value-type="float">
            <text:p>0,1</text:p>
          </table:table-cell>
          <table:table-cell table:style-name="ce8" table:formula="of:=STDEV([.Q4:.Q36])" office:value-type="float" office:value="851.188552514552" calcext:value-type="float">
            <text:p>851,2</text:p>
          </table:table-cell>
          <table:table-cell table:style-name="ce8" table:formula="of:=STDEV([.R4:.R36])" office:value-type="float" office:value="76.6408089628812" calcext:value-type="float">
            <text:p>76,6</text:p>
          </table:table-cell>
          <table:table-cell table:style-name="ce8" table:formula="of:=STDEV([.S4:.S36])" office:value-type="float" office:value="0.130195075082576" calcext:value-type="float">
            <text:p>0,1</text:p>
          </table:table-cell>
          <table:table-cell table:style-name="ce8" table:formula="of:=STDEV([.T4:.T36])" office:value-type="float" office:value="0.398434436262731" calcext:value-type="float">
            <text:p>0,4</text:p>
          </table:table-cell>
          <table:table-cell table:style-name="ce8" table:formula="of:=STDEV([.U4:.U36])" office:value-type="float" office:value="76.6230312664185" calcext:value-type="float">
            <text:p>76,6</text:p>
          </table:table-cell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23:22:34.61950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ópia_20_de_20_final" style:display-name="PageStyle_Cópia de 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7T00:32:57.440812443</dc:date>
    <meta:editing-duration>PT14M49S</meta:editing-duration>
    <meta:editing-cycles>2</meta:editing-cycles>
    <meta:document-statistic meta:table-count="2" meta:cell-count="1881" meta:object-count="0"/>
  </office:meta>
</office:document-meta>
</file>